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4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086cm"/>
    </style:style>
    <style:style style:name="gr2" style:family="graphic" style:parent-style-name="Default_5f_4_5f_1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Default_5f_4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56cm"/>
    </style:style>
    <style:style style:name="gr5" style:family="graphic" style:parent-style-name="Default_5f_2_5f_1_5f_1">
      <style:graphic-properties draw:textarea-vertical-align="middle"/>
    </style:style>
    <style:style style:name="gr6" style:family="graphic" style:parent-style-name="Default_5f_2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865cm"/>
    </style:style>
    <style:style style:name="gr7" style:family="graphic" style:parent-style-name="Default_5f_2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297cm"/>
    </style:style>
    <style:style style:name="gr8" style:family="graphic" style:parent-style-name="Default_5f_1_5f_1_5f_1_5f_1">
      <style:graphic-properties draw:textarea-vertical-align="middle"/>
    </style:style>
    <style:style style:name="gr9" style:family="graphic" style:parent-style-name="Default_5f_1_5f_1_5f_1_5f_1">
      <style:graphic-properties draw:fill="solid" draw:fill-color="#cfe7f5" draw:textarea-vertical-align="middle"/>
    </style:style>
    <style:style style:name="gr10" style:family="graphic" style:parent-style-name="Default_5f_1_5f_2_5f_1">
      <style:graphic-properties draw:textarea-vertical-align="middle"/>
    </style:style>
    <style:style style:name="gr11" style:family="graphic" style:parent-style-name="Default_5f_6">
      <style:graphic-properties draw:textarea-vertical-align="middle"/>
    </style:style>
    <style:style style:name="gr12" style:family="graphic" style:parent-style-name="Default_5f_6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1.405cm"/>
    </style:style>
    <style:style style:name="gr13" style:family="graphic" style:parent-style-name="Default_5f_2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89cm"/>
    </style:style>
    <style:style style:name="gr14" style:family="graphic" style:parent-style-name="Default_5f_6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958cm"/>
    </style:style>
    <style:style style:name="gr15" style:family="graphic" style:parent-style-name="Default_5f_6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3.109cm"/>
    </style:style>
    <style:style style:name="gr16" style:family="graphic" style:parent-style-name="Default_5f_1_5f_3_5f_1">
      <style:graphic-properties draw:textarea-vertical-align="middle"/>
    </style:style>
    <style:style style:name="gr17" style:family="graphic" style:parent-style-name="Default_5f_1_5f_3_5f_1">
      <style:graphic-properties draw:fill="solid" draw:fill-color="#cfe7f5" draw:textarea-vertical-align="middle"/>
    </style:style>
    <style:style style:name="gr18" style:family="graphic" style:parent-style-name="Default_5f_5_5f_1">
      <style:graphic-properties draw:textarea-horizontal-align="justify" draw:textarea-vertical-align="middle" draw:auto-grow-height="false" fo:min-height="0.385cm" fo:min-width="2.04cm"/>
    </style:style>
    <style:style style:name="gr19" style:family="graphic" style:parent-style-name="Default_5f_1_5f_4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.958cm"/>
    </style:style>
    <style:style style:name="gr20" style:family="graphic" style:parent-style-name="Default_5f_3_5f_1">
      <style:graphic-properties draw:textarea-horizontal-align="justify" draw:textarea-vertical-align="middle" draw:auto-grow-height="false" fo:min-height="0.385cm" fo:min-width="2.04cm"/>
    </style:style>
    <style:style style:name="gr21" style:family="graphic" style:parent-style-name="Default_5f_1_5f_1_5f_2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2.199cm"/>
    </style:style>
    <style:style style:name="gr22" style:family="graphic" style:parent-style-name="Default_5f_1_5f_1_5f_2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2.072cm"/>
    </style:style>
    <style:style style:name="gr23" style:family="graphic" style:parent-style-name="Default_5f_1_5f_1_5f_2">
      <style:graphic-properties draw:textarea-vertical-align="middle"/>
    </style:style>
    <style:style style:name="gr24" style:family="graphic" style:parent-style-name="Default_5f_1_5f_1_5f_2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958cm"/>
    </style:style>
    <style:style style:name="gr25" style:family="graphic" style:parent-style-name="standard">
      <style:graphic-properties draw:opacity="50%" draw:textarea-horizontal-align="justify" draw:textarea-vertical-align="bottom" draw:auto-grow-height="false" fo:min-height="2.086cm" fo:min-width="3.092cm" draw:shadow="hidden" draw:shadow-offset-x="0.203cm" draw:shadow-offset-y="0.203cm" draw:shadow-opacity="50%"/>
    </style:style>
    <style:style style:name="gr26" style:family="graphic" style:parent-style-name="standard">
      <style:graphic-properties draw:opacity="50%" draw:textarea-horizontal-align="justify" draw:textarea-vertical-align="bottom" draw:auto-grow-height="false" fo:min-height="2.086cm" fo:min-width="2.734cm" draw:shadow="hidden" draw:shadow-offset-x="0.203cm" draw:shadow-offset-y="0.203cm" draw:shadow-opacity="50%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086cm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405cm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56cm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742cm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882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1.405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958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2.495cm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3.109cm"/>
    </style:style>
    <style:style style:name="gr37" style:family="graphic" style:parent-style-name="Default_5f_2">
      <style:graphic-properties draw:textarea-vertical-align="middle"/>
    </style:style>
    <style:style style:name="gr38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632cm"/>
    </style:style>
    <style:style style:name="gr39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865cm"/>
    </style:style>
    <style:style style:name="gr40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297cm"/>
    </style:style>
    <style:style style:name="gr41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797cm"/>
    </style:style>
    <style:style style:name="gr42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89cm"/>
    </style:style>
    <style:style style:name="gr43" style:family="graphic" style:parent-style-name="Default_5f_1_5f_1">
      <style:graphic-properties draw:textarea-vertical-align="middle"/>
    </style:style>
    <style:style style:name="gr44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2.241cm"/>
    </style:style>
    <style:style style:name="gr45" style:family="graphic" style:parent-style-name="Default_5f_1_5f_1">
      <style:graphic-properties draw:fill-color="#ff420e" draw:textarea-vertical-align="middle"/>
    </style:style>
    <style:style style:name="gr46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2.051cm"/>
    </style:style>
    <style:style style:name="gr47" style:family="graphic" style:parent-style-name="Default_5f_1">
      <style:graphic-properties draw:textarea-vertical-align="middle"/>
    </style:style>
    <style:style style:name="gr48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2.381cm"/>
    </style:style>
    <style:style style:name="gr49" style:family="graphic" style:parent-style-name="standard">
      <style:graphic-properties draw:opacity="50%" draw:textarea-horizontal-align="justify" draw:textarea-vertical-align="middle" draw:auto-grow-height="false" fo:min-height="2.086cm" fo:min-width="8.211cm" draw:shadow="hidden" draw:shadow-offset-x="0.203cm" draw:shadow-offset-y="0.203cm" draw:shadow-opacity="50%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0.73cm"/>
    </style:style>
    <style:style style:name="gr51" style:family="graphic" style:parent-style-name="Default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958cm"/>
    </style:style>
    <style:style style:name="gr52" style:family="graphic" style:parent-style-name="Default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3.321cm"/>
    </style:style>
    <style:style style:name="gr53" style:family="graphic" style:parent-style-name="Default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2.284cm"/>
    </style:style>
    <style:style style:name="gr54" style:family="graphic" style:parent-style-name="Default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4.98cm"/>
    </style:style>
    <style:style style:name="gr55" style:family="graphic" style:parent-style-name="Default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3.3cm"/>
    </style:style>
    <style:style style:name="gr56" style:family="graphic" style:parent-style-name="Default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4.134cm"/>
    </style:style>
    <style:style style:name="gr57" style:family="graphic" style:parent-style-name="Default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2.051cm"/>
    </style:style>
    <style:style style:name="gr58" style:family="graphic" style:parent-style-name="Default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882cm"/>
    </style:style>
    <style:style style:name="gr59" style:family="graphic" style:parent-style-name="Default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2.241cm"/>
    </style:style>
    <style:style style:name="gr60" style:family="graphic" style:parent-style-name="Default_5f_3">
      <style:graphic-properties draw:textarea-horizontal-align="justify" draw:textarea-vertical-align="middle" draw:auto-grow-height="false" fo:min-height="0.386cm" fo:min-width="1.018cm"/>
    </style:style>
    <style:style style:name="gr61" style:family="graphic" style:parent-style-name="Default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2.199cm"/>
    </style:style>
    <style:style style:name="gr62" style:family="graphic" style:parent-style-name="Default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.958cm"/>
    </style:style>
    <style:style style:name="gr63" style:family="graphic" style:parent-style-name="Default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3.253cm"/>
    </style:style>
    <style:style style:name="gr64" style:family="graphic" style:parent-style-name="Default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4.79cm"/>
    </style:style>
    <style:style style:name="gr65" style:family="graphic" style:parent-style-name="Default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3.109cm"/>
    </style:style>
    <style:style style:name="gr66" style:family="graphic" style:parent-style-name="Default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3.329cm"/>
    </style:style>
    <style:style style:name="gr67" style:family="graphic" style:parent-style-name="Default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2.292cm"/>
    </style:style>
    <style:style style:name="gr68" style:family="graphic" style:parent-style-name="Default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4.989cm"/>
    </style:style>
    <style:style style:name="gr69" style:family="graphic" style:parent-style-name="Default_5f_1">
      <style:graphic-properties draw:fill-color="#ff420e" draw:textarea-vertical-align="middle"/>
    </style:style>
    <style:style style:name="gr70" style:family="graphic" style:parent-style-name="Default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3.3cm"/>
    </style:style>
    <style:style style:name="gr71" style:family="graphic" style:parent-style-name="Default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4.134cm"/>
    </style:style>
    <style:style style:name="gr72" style:family="graphic" style:parent-style-name="Default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2.051cm"/>
    </style:style>
    <style:style style:name="gr73" style:family="graphic" style:parent-style-name="Default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882cm"/>
    </style:style>
    <style:style style:name="gr74" style:family="graphic" style:parent-style-name="Default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958cm"/>
    </style:style>
    <style:style style:name="gr75" style:family="graphic" style:parent-style-name="Default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2.216cm"/>
    </style:style>
    <style:style style:name="gr76" style:family="graphic" style:parent-style-name="standard">
      <style:graphic-properties draw:textarea-horizontal-align="justify" draw:textarea-vertical-align="middle" draw:auto-grow-height="false" fo:min-height="0.386cm" fo:min-width="1.018cm"/>
    </style:style>
    <style:style style:name="gr77" style:family="graphic" style:parent-style-name="Default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1.958cm"/>
    </style:style>
    <style:style style:name="gr78" style:family="graphic" style:parent-style-name="Default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3.253cm"/>
    </style:style>
    <style:style style:name="gr79" style:family="graphic" style:parent-style-name="Default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4.798cm"/>
    </style:style>
    <style:style style:name="gr80" style:family="graphic" style:parent-style-name="Default_5f_4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086cm"/>
    </style:style>
    <style:style style:name="gr81" style:family="graphic" style:parent-style-name="Default_5f_4">
      <style:graphic-properties draw:textarea-vertical-align="middle"/>
    </style:style>
    <style:style style:name="gr82" style:family="graphic" style:parent-style-name="Default_5f_4">
      <style:graphic-properties draw:stroke="none" svg:stroke-color="#000000" draw:fill="none" draw:fill-color="#ffffff" draw:textarea-horizontal-align="center" draw:textarea-vertical-align="middle" draw:auto-grow-height="true" draw:auto-grow-width="true" fo:min-height="1.02cm" fo:min-width="1.56cm"/>
    </style:style>
    <style:style style:name="gr83" style:family="graphic" style:parent-style-name="Default_5f_1_5f_1_5f_1">
      <style:graphic-properties draw:fill-color="#ff420e" draw:textarea-vertical-align="middle"/>
    </style:style>
    <style:style style:name="gr84" style:family="graphic" style:parent-style-name="Default_5f_2_5f_1">
      <style:graphic-properties draw:textarea-vertical-align="middle"/>
    </style:style>
    <style:style style:name="gr85" style:family="graphic" style:parent-style-name="Default_5f_1_5f_2">
      <style:graphic-properties draw:textarea-vertical-align="middle"/>
    </style:style>
    <style:style style:name="gr86" style:family="graphic" style:parent-style-name="Default_5f_1_5f_3">
      <style:graphic-properties draw:textarea-vertical-align="middle"/>
    </style:style>
    <style:style style:name="gr87" style:family="graphic" style:parent-style-name="Default_5f_1_5f_3">
      <style:graphic-properties draw:fill-color="#ff420e" draw:textarea-vertical-align="middle"/>
    </style:style>
    <style:style style:name="gr88" style:family="graphic" style:parent-style-name="Default_5f_5">
      <style:graphic-properties draw:textarea-horizontal-align="justify" draw:textarea-vertical-align="middle" draw:auto-grow-height="false" fo:min-height="0.385cm" fo:min-width="2.04cm"/>
    </style:style>
    <style:style style:name="gr89" style:family="graphic" style:parent-style-name="Default_5f_3">
      <style:graphic-properties draw:textarea-horizontal-align="justify" draw:textarea-vertical-align="middle" draw:auto-grow-height="false" fo:min-height="0.385cm" fo:min-width="2.04cm"/>
    </style:style>
    <style:style style:name="gr90" style:family="graphic" style:parent-style-name="Default_5f_1_5f_1">
      <style:graphic-properties draw:stroke="none" svg:stroke-color="#000000" draw:fill="none" draw:fill-color="#ffffff" draw:textarea-horizontal-align="center" draw:textarea-vertical-align="middle" draw:auto-grow-height="true" draw:auto-grow-width="true" fo:min-height="1.423cm" fo:min-width="2.072cm"/>
    </style:style>
    <style:style style:name="gr91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true" fo:min-height="10.164cm" fo:min-width="33.06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fe7f5"/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opacity="50%"/>
      <style:paragraph-properties fo:text-align="center"/>
      <style:text-properties fo:font-size="18pt"/>
    </style:style>
    <style:style style:name="P8" style:family="paragraph">
      <loext:graphic-properties draw:fill-color="#ff420e"/>
      <style:paragraph-properties fo:text-align="center"/>
      <style:text-properties fo:font-size="18pt"/>
    </style:style>
    <style:style style:name="P9" style:family="paragraph">
      <loext:graphic-properties draw:opacity="50%"/>
      <style:paragraph-properties fo:text-align="center"/>
    </style:style>
    <style:style style:name="P10" style:family="paragraph">
      <loext:graphic-properties draw:fill="none" draw:fill-color="#ffffff"/>
      <style:text-properties fo:font-size="54pt" style:font-size-asian="54pt" style:font-size-complex="5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style:text-position="super 58%" style:font-name="Liberation Sans3" fo:font-size="18pt" style:font-name-asian="Liberation Sans3" style:font-size-asian="18pt" style:font-name-complex="Liberation Sans3" style:font-size-complex="18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586cm" svg:height="1.27cm" svg:x="1.044cm" svg:y="1cm">
          <draw:text-box>
            <text:p><text:span text:style-name="T1">DIN_I</text:span></text:p>
          </draw:text-box>
        </draw:frame>
        <draw:rect draw:style-name="gr2" draw:text-style-name="P3" xml:id="id2" draw:id="id2" draw:layer="layout" svg:width="1.27cm" svg:height="1.27cm" svg:x="6.084cm" svg:y="1cm">
          <text:p text:style-name="P2"><text:span text:style-name="T2">z</text:span><text:span text:style-name="T3">-1</text:span></text:p>
        </draw:rect>
        <draw:rect draw:style-name="gr2" draw:text-style-name="P3" xml:id="id3" draw:id="id3" draw:layer="layout" svg:width="1.27cm" svg:height="1.27cm" svg:x="16.494cm" svg:y="1cm">
          <text:p text:style-name="P2"><text:span text:style-name="T2">z</text:span><text:span text:style-name="T3">-1</text:span></text:p>
        </draw:rect>
        <draw:rect draw:style-name="gr2" draw:text-style-name="P3" xml:id="id5" draw:id="id5" draw:layer="layout" svg:width="1.27cm" svg:height="1.27cm" svg:x="28.94cm" svg:y="1cm">
          <text:p text:style-name="P2"><text:span text:style-name="T2">z</text:span><text:span text:style-name="T3">-1</text:span></text:p>
        </draw:rect>
        <draw:connector draw:style-name="gr3" draw:text-style-name="P4" draw:layer="layout" svg:x1="2.63cm" svg:y1="1.635cm" svg:x2="6.084cm" svg:y2="1.635cm" draw:start-shape="id1" draw:start-glue-point="1" draw:end-shape="id2" draw:end-glue-point="3" svg:d="M2630 1635h3454" svg:viewBox="0 0 3455 1">
          <text:p/>
        </draw:connector>
        <draw:connector draw:style-name="gr3" draw:text-style-name="P4" draw:layer="layout" svg:x1="17.764cm" svg:y1="1.635cm" svg:x2="25.13cm" svg:y2="1.635cm" draw:start-shape="id3" draw:start-glue-point="1" draw:end-shape="id4" draw:end-glue-point="3" svg:d="M17764 1635h7366" svg:viewBox="0 0 7367 1">
          <text:p/>
        </draw:connector>
        <draw:frame draw:style-name="gr4" draw:text-style-name="P1" xml:id="id7" draw:id="id7" draw:layer="layout" svg:width="2.06cm" svg:height="1.27cm" svg:x="32.5cm" svg:y="1cm">
          <draw:text-box>
            <text:p><text:span text:style-name="T1">DOUT_I</text:span></text:p>
          </draw:text-box>
        </draw:frame>
        <draw:connector draw:style-name="gr3" draw:text-style-name="P4" draw:layer="layout" svg:x1="7.354cm" svg:y1="1.635cm" svg:x2="16.494cm" svg:y2="1.635cm" draw:start-shape="id2" draw:start-glue-point="1" draw:end-shape="id3" draw:end-glue-point="3" svg:d="M7354 1635h9140" svg:viewBox="0 0 9141 1">
          <text:p/>
        </draw:connector>
        <draw:connector draw:style-name="gr3" draw:text-style-name="P4" draw:layer="layout" svg:x1="30.21cm" svg:y1="1.635cm" svg:x2="30.845cm" svg:y2="4.175cm" draw:start-shape="id5" draw:start-glue-point="1" draw:end-shape="id6" draw:end-glue-point="0" svg:d="M30210 1635h635v2540" svg:viewBox="0 0 636 2541">
          <text:p/>
        </draw:connector>
        <draw:connector draw:style-name="gr3" draw:text-style-name="P4" draw:layer="layout" svg:x1="30.21cm" svg:y1="1.635cm" svg:x2="32.5cm" svg:y2="1.635cm" draw:start-shape="id5" draw:end-shape="id7" draw:end-glue-point="3" svg:d="M30210 1635h2290" svg:viewBox="0 0 2291 1">
          <text:p/>
        </draw:connector>
        <draw:circle draw:style-name="gr5" draw:text-style-name="P3" xml:id="id8" draw:id="id8" draw:layer="layout" svg:width="1.27cm" svg:height="1.27cm" svg:x="2.894cm" svg:y="3.54cm">
          <text:p text:style-name="P2"><text:span text:style-name="T2">X</text:span></text:p>
        </draw:circle>
        <draw:rect draw:style-name="gr5" draw:text-style-name="P3" xml:id="id9" draw:id="id9" draw:layer="layout" svg:width="1.27cm" svg:height="1.27cm" svg:x="5.445cm" svg:y="3.54cm">
          <text:p text:style-name="P2"><text:span text:style-name="T2">z</text:span><text:span text:style-name="T3">-1</text:span></text:p>
        </draw:rect>
        <draw:connector draw:style-name="gr3" draw:text-style-name="P4" draw:layer="layout" svg:x1="4.164cm" svg:y1="4.175cm" svg:x2="5.445cm" svg:y2="4.175cm" draw:start-shape="id8" draw:start-glue-point="1" draw:end-shape="id9" draw:end-glue-point="3" svg:d="M4164 4175h1281" svg:viewBox="0 0 1282 1">
          <text:p/>
        </draw:connector>
        <draw:frame draw:style-name="gr6" draw:text-style-name="P1" xml:id="id10" draw:id="id10" draw:layer="layout" svg:width="2.365cm" svg:height="1.27cm" svg:x="2.397cm" svg:y="6.08cm">
          <draw:text-box>
            <text:p><text:span text:style-name="T1">c_corr_int</text:span></text:p>
          </draw:text-box>
        </draw:frame>
        <draw:connector draw:style-name="gr3" draw:text-style-name="P4" draw:layer="layout" svg:x1="3.579cm" svg:y1="6.08cm" svg:x2="3.529cm" svg:y2="4.81cm" draw:start-shape="id10" draw:start-glue-point="0" draw:end-shape="id8" draw:end-glue-point="2" svg:d="M3579 6080v-634h-50v-636" svg:viewBox="0 0 51 1271">
          <text:p/>
        </draw:connector>
        <draw:frame draw:style-name="gr7" draw:text-style-name="P1" xml:id="id11" draw:id="id11" draw:layer="layout" svg:width="1.797cm" svg:height="1.27cm" svg:x="1cm" svg:y="19.32cm">
          <draw:text-box>
            <text:p><text:span text:style-name="T1">DIN_Q</text:span></text:p>
          </draw:text-box>
        </draw:frame>
        <draw:connector draw:style-name="gr3" draw:text-style-name="P4" draw:layer="layout" svg:x1="2.797cm" svg:y1="19.955cm" svg:x2="3.54cm" svg:y2="19.415cm" draw:start-shape="id11" draw:start-glue-point="1" draw:end-shape="id12" draw:end-glue-point="2" svg:d="M2797 19955h743v-540" svg:viewBox="0 0 744 541">
          <text:p/>
        </draw:connector>
        <draw:circle draw:style-name="gr5" draw:text-style-name="P3" xml:id="id12" draw:id="id12" draw:layer="layout" svg:width="1.27cm" svg:height="1.27cm" svg:x="2.905cm" svg:y="18.145cm">
          <text:p text:style-name="P2"><text:span text:style-name="T2">X</text:span></text:p>
        </draw:circle>
        <draw:rect draw:style-name="gr5" draw:text-style-name="P3" xml:id="id13" draw:id="id13" draw:layer="layout" svg:width="1.27cm" svg:height="1.27cm" svg:x="5.445cm" svg:y="18.145cm">
          <text:p text:style-name="P2"><text:span text:style-name="T2">z</text:span><text:span text:style-name="T3">-1</text:span></text:p>
        </draw:rect>
        <draw:connector draw:style-name="gr3" draw:text-style-name="P4" draw:layer="layout" svg:x1="4.175cm" svg:y1="18.78cm" svg:x2="5.445cm" svg:y2="18.78cm" draw:start-shape="id12" draw:start-glue-point="1" draw:end-shape="id13" draw:end-glue-point="3" svg:d="M4175 18780h1270" svg:viewBox="0 0 1271 1">
          <text:p/>
        </draw:connector>
        <draw:connector draw:style-name="gr3" draw:text-style-name="P4" draw:layer="layout" svg:x1="3.592cm" svg:y1="14.97cm" svg:x2="3.54cm" svg:y2="18.145cm" draw:start-shape="id14" draw:end-shape="id12" draw:end-glue-point="0" svg:d="M3592 14970v1587h-52v1588" svg:viewBox="0 0 53 3176">
          <text:p/>
        </draw:connector>
        <draw:circle draw:style-name="gr8" draw:text-style-name="P3" xml:id="id15" draw:id="id15" draw:layer="layout" svg:width="1.27cm" svg:height="1.27cm" svg:x="7.35cm" svg:y="18.145cm">
          <text:p text:style-name="P2"><text:span text:style-name="T2">+</text:span></text:p>
        </draw:circle>
        <draw:connector draw:style-name="gr3" draw:text-style-name="P4" draw:layer="layout" svg:x1="6.715cm" svg:y1="18.78cm" svg:x2="7.35cm" svg:y2="18.78cm" draw:start-shape="id13" draw:start-glue-point="1" draw:end-shape="id15" draw:end-glue-point="3" svg:d="M6715 18780h635" svg:viewBox="0 0 636 1">
          <text:p/>
        </draw:connector>
        <draw:connector draw:style-name="gr3" draw:text-style-name="P4" draw:layer="layout" svg:x1="6.715cm" svg:y1="4.175cm" svg:x2="7.985cm" svg:y2="18.145cm" draw:start-shape="id9" draw:start-glue-point="1" draw:end-shape="id15" draw:end-glue-point="0" svg:d="M6715 4175h1270v13970" svg:viewBox="0 0 1271 13971">
          <text:p/>
        </draw:connector>
        <draw:connector draw:style-name="gr3" draw:text-style-name="P4" draw:layer="layout" svg:x1="8.62cm" svg:y1="18.78cm" svg:x2="11.986cm" svg:y2="18.78cm" draw:start-shape="id15" draw:start-glue-point="1" draw:end-shape="id16" draw:end-glue-point="3" svg:d="M8620 18780h3366" svg:viewBox="0 0 3367 1">
          <text:p/>
        </draw:connector>
        <draw:rect draw:style-name="gr9" draw:text-style-name="P5" xml:id="id16" draw:id="id16" draw:layer="layout" svg:width="2.603cm" svg:height="1.27cm" svg:x="11.986cm" svg:y="18.145cm">
          <text:p text:style-name="P2"><text:span text:style-name="T2">Overflow</text:span></text:p>
          <text:p text:style-name="P2"><text:span text:style-name="T2">Detection</text:span></text:p>
        </draw:rect>
        <draw:connector draw:style-name="gr3" draw:text-style-name="P4" draw:layer="layout" svg:x1="14.589cm" svg:y1="18.78cm" svg:x2="16.621cm" svg:y2="18.78cm" draw:start-shape="id16" draw:start-glue-point="1" draw:end-shape="id17" draw:end-glue-point="3" svg:d="M14589 18780h2032" svg:viewBox="0 0 2033 1">
          <text:p/>
        </draw:connector>
        <draw:rect draw:style-name="gr5" draw:text-style-name="P3" xml:id="id19" draw:id="id19" draw:layer="layout" svg:width="1.27cm" svg:height="1.27cm" svg:x="28.94cm" svg:y="18.145cm">
          <text:p text:style-name="P2"><text:span text:style-name="T2">z</text:span><text:span text:style-name="T3">-1</text:span></text:p>
        </draw:rect>
        <draw:rect draw:style-name="gr10" draw:text-style-name="P3" xml:id="id18" draw:id="id18" draw:layer="layout" svg:width="3.873cm" svg:height="1.27cm" svg:x="23.797cm" svg:y="18.145cm">
          <text:p text:style-name="P2"><text:span text:style-name="T2">round_conv</text:span></text:p>
          <text:p text:style-name="P2"><text:span text:style-name="T2">z</text:span><text:span text:style-name="T3">-1</text:span></text:p>
        </draw:rect>
        <draw:connector draw:style-name="gr3" draw:text-style-name="P4" draw:layer="layout" svg:x1="27.67cm" svg:y1="18.78cm" svg:x2="28.94cm" svg:y2="18.78cm" draw:start-shape="id18" draw:start-glue-point="1" draw:end-shape="id19" draw:end-glue-point="3" svg:d="M27670 18780h1270" svg:viewBox="0 0 1271 1">
          <text:p/>
        </draw:connector>
        <draw:connector draw:style-name="gr3" draw:text-style-name="P4" draw:layer="layout" svg:x1="2.63cm" svg:y1="1.635cm" svg:x2="3.529cm" svg:y2="3.54cm" draw:start-shape="id1" draw:start-glue-point="1" draw:end-shape="id8" draw:end-glue-point="0" svg:d="M2630 1635h899v1905" svg:viewBox="0 0 900 1906">
          <text:p/>
        </draw:connector>
        <draw:frame draw:style-name="gr4" draw:text-style-name="P1" xml:id="id20" draw:id="id20" draw:layer="layout" svg:width="2.06cm" svg:height="1.27cm" svg:x="32.623cm" svg:y="18.145cm">
          <draw:text-box>
            <text:p><text:span text:style-name="T1">DOUT_I</text:span></text:p>
          </draw:text-box>
        </draw:frame>
        <draw:connector draw:style-name="gr3" draw:text-style-name="P4" draw:layer="layout" svg:x1="30.21cm" svg:y1="18.78cm" svg:x2="32.623cm" svg:y2="18.78cm" draw:start-shape="id19" draw:start-glue-point="1" draw:end-shape="id20" draw:end-glue-point="3" svg:d="M30210 18780h2413" svg:viewBox="0 0 2414 1">
          <text:p/>
        </draw:connector>
        <draw:connector draw:style-name="gr3" draw:text-style-name="P4" draw:layer="layout" svg:x1="30.21cm" svg:y1="18.78cm" svg:x2="30.845cm" svg:y2="14.977cm" draw:start-shape="id19" draw:start-glue-point="1" draw:end-shape="id21" draw:end-glue-point="0" svg:d="M30210 18780h1771v-4304h-1136v501" svg:viewBox="0 0 1772 4305">
          <text:p/>
        </draw:connector>
        <draw:rect draw:style-name="gr2" draw:text-style-name="P3" xml:id="id23" draw:id="id23" draw:layer="layout" svg:width="1.27cm" svg:height="1.27cm" svg:x="28.94cm" svg:y="4.175cm">
          <text:p text:style-name="P2"><text:span text:style-name="T2">z</text:span><text:span text:style-name="T3">-1</text:span></text:p>
        </draw:rect>
        <draw:circle draw:style-name="gr2" draw:text-style-name="P3" xml:id="id6" draw:id="id6" draw:layer="layout" svg:width="1.27cm" svg:height="1.27cm" svg:x="30.21cm" svg:y="4.175cm">
          <text:p text:style-name="P2"><text:span text:style-name="T2">X</text:span></text:p>
        </draw:circle>
        <draw:rect draw:style-name="gr2" draw:text-style-name="P3" xml:id="id33" draw:id="id33" draw:layer="layout" svg:width="1.27cm" svg:height="1.27cm" svg:x="28.94cm" svg:y="9.255cm">
          <text:p text:style-name="P2"><text:span text:style-name="T2">z</text:span><text:span text:style-name="T3">-1</text:span></text:p>
        </draw:rect>
        <draw:circle draw:style-name="gr2" draw:text-style-name="P3" xml:id="id22" draw:id="id22" draw:layer="layout" svg:width="1.27cm" svg:height="1.27cm" svg:x="30.21cm" svg:y="9.255cm">
          <text:p text:style-name="P2"><text:span text:style-name="T2">X</text:span></text:p>
        </draw:circle>
        <draw:rect draw:style-name="gr2" draw:text-style-name="P3" xml:id="id25" draw:id="id25" draw:layer="layout" svg:width="1.27cm" svg:height="1.27cm" svg:x="28.94cm" svg:y="14.977cm">
          <text:p text:style-name="P2"><text:span text:style-name="T2">z</text:span><text:span text:style-name="T3">-1</text:span></text:p>
        </draw:rect>
        <draw:circle draw:style-name="gr2" draw:text-style-name="P3" xml:id="id21" draw:id="id21" draw:layer="layout" svg:width="1.27cm" svg:height="1.27cm" svg:x="30.21cm" svg:y="14.977cm">
          <text:p text:style-name="P2"><text:span text:style-name="T2">X</text:span></text:p>
        </draw:circle>
        <draw:connector draw:style-name="gr3" draw:text-style-name="P4" draw:layer="layout" draw:line-skew="0cm 2.279cm" svg:x1="30.845cm" svg:y1="14.977cm" svg:x2="30.845cm" svg:y2="16.247cm" draw:start-shape="id21" draw:start-glue-point="0" draw:end-shape="id21" draw:end-glue-point="2" svg:d="M30845 14977v-501h1143v2272h-1143v-501" svg:viewBox="0 0 1144 2273">
          <text:p/>
        </draw:connector>
        <draw:connector draw:style-name="gr3" draw:text-style-name="P4" draw:layer="layout" draw:line-skew="0cm 2.279cm" svg:x1="30.845cm" svg:y1="4.175cm" svg:x2="30.845cm" svg:y2="5.445cm" draw:start-shape="id6" draw:start-glue-point="0" draw:end-shape="id6" draw:end-glue-point="2" svg:d="M30845 4175v-501h1143v2272h-1143v-501" svg:viewBox="0 0 1144 2273">
          <text:p/>
        </draw:connector>
        <draw:connector draw:style-name="gr3" draw:text-style-name="P4" draw:layer="layout" svg:x1="30.845cm" svg:y1="5.445cm" svg:x2="30.845cm" svg:y2="9.255cm" draw:start-shape="id6" draw:start-glue-point="2" draw:end-shape="id22" draw:end-glue-point="0" svg:d="M30845 5445v3810" svg:viewBox="0 0 1 3811">
          <text:p/>
        </draw:connector>
        <draw:connector draw:style-name="gr3" draw:text-style-name="P4" draw:layer="layout" svg:x1="30.845cm" svg:y1="14.977cm" svg:x2="30.845cm" svg:y2="10.525cm" draw:start-shape="id21" draw:start-glue-point="0" draw:end-shape="id22" draw:end-glue-point="2" svg:d="M30845 14977v-4452" svg:viewBox="0 0 1 4453">
          <text:p/>
        </draw:connector>
        <draw:rect draw:style-name="gr2" draw:text-style-name="P3" xml:id="id34" draw:id="id34" draw:layer="layout" svg:width="1.27cm" svg:height="1.27cm" svg:x="25.13cm" svg:y="13.072cm">
          <text:p text:style-name="P2"><text:span text:style-name="T2">z</text:span><text:span text:style-name="T3">-1</text:span></text:p>
        </draw:rect>
        <draw:circle draw:style-name="gr11" draw:text-style-name="P3" xml:id="id24" draw:id="id24" draw:layer="layout" svg:width="1.27cm" svg:height="1.27cm" svg:x="27.035cm" svg:y="4.175cm">
          <text:p text:style-name="P2"><text:span text:style-name="T2">+</text:span></text:p>
        </draw:circle>
        <draw:connector draw:style-name="gr3" draw:text-style-name="P4" draw:layer="layout" svg:x1="28.94cm" svg:y1="4.81cm" svg:x2="28.305cm" svg:y2="4.81cm" draw:start-shape="id23" draw:start-glue-point="3" draw:end-shape="id24" draw:end-glue-point="1" svg:d="M28940 4810h-635" svg:viewBox="0 0 636 1">
          <text:p/>
        </draw:connector>
        <draw:frame draw:style-name="gr12" draw:text-style-name="P6" draw:layer="layout" svg:width="1.905cm" svg:height="1.276cm" svg:x="26.146cm" svg:y="5.058cm">
          <draw:text-box>
            <text:p><text:span text:style-name="T4">-</text:span></text:p>
          </draw:text-box>
        </draw:frame>
        <draw:connector draw:style-name="gr3" draw:text-style-name="P4" draw:layer="layout" svg:x1="28.94cm" svg:y1="15.612cm" svg:x2="27.67cm" svg:y2="5.445cm" draw:start-shape="id25" draw:start-glue-point="3" draw:end-shape="id24" draw:end-glue-point="2" svg:d="M28940 15612h-1270v-10167" svg:viewBox="0 0 1271 10168">
          <text:p/>
        </draw:connector>
        <draw:frame draw:style-name="gr13" draw:text-style-name="P1" xml:id="id14" draw:id="id14" draw:layer="layout" svg:width="2.39cm" svg:height="1.27cm" svg:x="2.397cm" svg:y="13.7cm">
          <draw:text-box>
            <text:p><text:span text:style-name="T1">d_corr_int</text:span></text:p>
          </draw:text-box>
        </draw:frame>
        <draw:frame draw:style-name="gr14" draw:text-style-name="P1" draw:layer="layout" svg:width="2.458cm" svg:height="1.27cm" svg:x="23.18cm" svg:y="5.445cm">
          <draw:text-box>
            <text:p><text:span text:style-name="T1">power_diff</text:span></text:p>
          </draw:text-box>
        </draw:frame>
        <draw:frame draw:style-name="gr15" draw:text-style-name="P1" draw:layer="layout" svg:width="3.609cm" svg:height="1.27cm" svg:x="23.225cm" svg:y="11.795cm">
          <draw:text-box>
            <text:p><text:span text:style-name="T1">i_corr_q_corr_r1</text:span></text:p>
          </draw:text-box>
        </draw:frame>
        <draw:rect draw:style-name="gr16" draw:text-style-name="P3" xml:id="id41" draw:id="id41" draw:layer="layout" svg:width="1.27cm" svg:height="1.27cm" svg:x="20.431cm" svg:y="4.175cm">
          <text:p text:style-name="P2"><text:span text:style-name="T2">Zero</text:span></text:p>
          <text:p text:style-name="P2"><text:span text:style-name="T2">pad</text:span></text:p>
        </draw:rect>
        <draw:rect draw:style-name="gr17" draw:text-style-name="P5" draw:layer="layout" svg:width="2.603cm" svg:height="1.27cm" svg:x="17.828cm" svg:y="4.175cm">
          <text:p text:style-name="P2"><text:span text:style-name="T2">Bit select</text:span></text:p>
          <text:p text:style-name="P2"><text:span text:style-name="T2">Mux</text:span></text:p>
        </draw:rect>
        <draw:circle draw:style-name="gr16" draw:text-style-name="P3" xml:id="id28" draw:id="id28" draw:layer="layout" svg:width="1.27cm" svg:height="1.27cm" svg:x="15.224cm" svg:y="4.175cm">
          <text:p text:style-name="P2"><text:span text:style-name="T2">+</text:span></text:p>
        </draw:circle>
        <draw:custom-shape draw:style-name="gr18" draw:text-style-name="P2" xml:id="id29" draw:id="id29" draw:layer="layout" svg:width="2.54cm" svg:height="0.635cm" draw:transform="rotate (1.5707963267949) translate (13.443cm 7.35cm)">
          <draw:glue-point draw:id="8" svg:x="4.992cm" svg:y="-2.5cm"/>
          <draw:glue-point draw:id="9" svg:x="4.992cm" svg:y="2cm"/>
          <draw:glue-point draw:id="10" svg:x="-0.976cm" svg:y="2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9" draw:text-style-name="P1" draw:layer="layout" svg:width="2.458cm" svg:height="1.673cm" svg:x="12.557cm" svg:y="5.318cm">
          <draw:text-box>
            <text:p><text:span text:style-name="T1">1</text:span></text:p>
            <text:p><text:span text:style-name="T1"/></text:p>
            <text:p><text:span text:style-name="T1">0</text:span></text:p>
          </draw:text-box>
        </draw:frame>
        <draw:connector draw:style-name="gr3" draw:text-style-name="P4" draw:layer="layout" svg:x1="25.13cm" svg:y1="4.81cm" svg:x2="23.86cm" svg:y2="4.81cm" draw:start-shape="id26" draw:end-shape="id27" svg:d="M25130 4810h-1270" svg:viewBox="0 0 1271 1">
          <text:p/>
        </draw:connector>
        <draw:connector draw:style-name="gr3" draw:text-style-name="P4" draw:layer="layout" svg:x1="15.224cm" svg:y1="4.81cm" svg:x2="14.077cm" svg:y2="5.445cm" draw:start-shape="id28" draw:start-glue-point="3" draw:end-shape="id29" draw:end-glue-point="8" svg:d="M15224 4810h-572v635h-575" svg:viewBox="0 0 1148 636">
          <text:p/>
        </draw:connector>
        <draw:custom-shape draw:style-name="gr20" draw:text-style-name="P2" xml:id="id30" draw:id="id30" draw:layer="layout" svg:width="2.54cm" svg:height="0.635cm" draw:transform="rotate (1.5707963267949) translate (10.903cm 6.715cm)">
          <draw:glue-point draw:id="8" svg:x="4.992cm" svg:y="2.5cm"/>
          <draw:glue-point draw:id="9" svg:x="4.992cm" svg:y="-2.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4" draw:layer="layout" svg:x1="10.905cm" svg:y1="5.446cm" svg:x2="9.89cm" svg:y2="5.445cm" draw:start-shape="id30" draw:start-glue-point="6" draw:end-shape="id31" draw:end-glue-point="1" svg:d="M10905 5446h-508v-1h-507" svg:viewBox="0 0 1016 2">
          <text:p/>
        </draw:connector>
        <draw:frame draw:style-name="gr21" draw:text-style-name="P1" xml:id="id32" draw:id="id32" draw:layer="layout" svg:width="2.699cm" svg:height="1.27cm" svg:x="12.811cm" svg:y="2.905cm">
          <draw:text-box>
            <text:p><text:span text:style-name="T1">acc_prec_2</text:span></text:p>
          </draw:text-box>
        </draw:frame>
        <draw:frame draw:style-name="gr22" draw:text-style-name="P1" draw:layer="layout" svg:width="2.572cm" svg:height="1.673cm" svg:x="9.89cm" svg:y="4.683cm">
          <draw:text-box>
            <text:p><text:span text:style-name="T1">0</text:span></text:p>
            <text:p><text:span text:style-name="T1"/></text:p>
            <text:p><text:span text:style-name="T1">1</text:span></text:p>
          </draw:text-box>
        </draw:frame>
        <draw:rect draw:style-name="gr23" draw:text-style-name="P3" xml:id="id31" draw:id="id31" draw:layer="layout" svg:width="1.27cm" svg:height="1.27cm" svg:x="8.62cm" svg:y="4.81cm">
          <text:p text:style-name="P2"><text:span text:style-name="T2">z</text:span><text:span text:style-name="T3">-1</text:span></text:p>
        </draw:rect>
        <draw:connector draw:style-name="gr3" draw:text-style-name="P4" draw:layer="layout" draw:line-skew="-0.007cm 3.423cm" svg:x1="8.62cm" svg:y1="5.445cm" svg:x2="14.077cm" svg:y2="6.588cm" draw:start-shape="id31" draw:start-glue-point="3" draw:end-shape="id29" draw:end-glue-point="9" svg:d="M8620 5445h-508v2286h6468v-1143h-503" svg:viewBox="0 0 6469 2287">
          <text:p/>
        </draw:connector>
        <draw:connector draw:style-name="gr3" draw:text-style-name="P4" draw:layer="layout" svg:x1="13.445cm" svg:y1="6.081cm" svg:x2="11.537cm" svg:y2="6.08cm" draw:start-shape="id29" draw:start-glue-point="6" draw:end-shape="id30" draw:end-glue-point="8" svg:d="M13445 6081h-954v-1h-954" svg:viewBox="0 0 1909 2">
          <text:p/>
        </draw:connector>
        <draw:connector draw:style-name="gr3" draw:text-style-name="P4" draw:layer="layout" svg:x1="12.811cm" svg:y1="3.54cm" svg:x2="11.537cm" svg:y2="4.81cm" draw:start-shape="id32" draw:start-glue-point="3" draw:end-shape="id30" draw:end-glue-point="9" svg:d="M12811 3540h-635v1270h-639" svg:viewBox="0 0 1275 1271">
          <text:p/>
        </draw:connector>
        <draw:connector draw:style-name="gr3" draw:text-style-name="P4" draw:layer="layout" draw:type="curve" svg:x1="8.62cm" svg:y1="5.445cm" svg:x2="3.592cm" svg:y2="13.7cm" draw:end-shape="id14" draw:end-glue-point="0" svg:d="M8620 5445c0 5817-5028 1690-5028 8255" svg:viewBox="0 0 5029 8256">
          <text:p/>
        </draw:connector>
        <draw:connector draw:style-name="gr3" draw:text-style-name="P4" draw:layer="layout" draw:type="curve" svg:x1="28.94cm" svg:y1="9.89cm" svg:x2="26.4cm" svg:y2="13.707cm" draw:start-shape="id33" draw:start-glue-point="3" draw:end-shape="id34" draw:end-glue-point="1" svg:d="M28940 9890c-1905 0-635 3817-2540 3817" svg:viewBox="0 0 2541 3818">
          <text:p/>
        </draw:connector>
        <draw:rect draw:style-name="gr16" draw:text-style-name="P3" xml:id="id44" draw:id="id44" draw:layer="layout" svg:width="1.27cm" svg:height="1.27cm" svg:x="20.431cm" svg:y="13.072cm">
          <text:p text:style-name="P2"><text:span text:style-name="T2">Zero</text:span></text:p>
          <text:p text:style-name="P2"><text:span text:style-name="T2">pad</text:span></text:p>
        </draw:rect>
        <draw:rect draw:style-name="gr17" draw:text-style-name="P5" draw:layer="layout" svg:width="2.603cm" svg:height="1.27cm" svg:x="17.828cm" svg:y="13.072cm">
          <text:p text:style-name="P2"><text:span text:style-name="T2">Bit select</text:span></text:p>
          <text:p text:style-name="P2"><text:span text:style-name="T2">Mux</text:span></text:p>
        </draw:rect>
        <draw:circle draw:style-name="gr16" draw:text-style-name="P3" xml:id="id35" draw:id="id35" draw:layer="layout" svg:width="1.27cm" svg:height="1.27cm" svg:x="15.224cm" svg:y="13.072cm">
          <text:p text:style-name="P2"><text:span text:style-name="T2">+</text:span></text:p>
        </draw:circle>
        <draw:custom-shape draw:style-name="gr18" draw:text-style-name="P2" xml:id="id36" draw:id="id36" draw:layer="layout" svg:width="2.54cm" svg:height="0.635cm" draw:transform="rotate (1.5707963267949) translate (13.443cm 16.247cm)">
          <draw:glue-point draw:id="8" svg:x="4.992cm" svg:y="-2.5cm"/>
          <draw:glue-point draw:id="9" svg:x="4.992cm" svg:y="2cm"/>
          <draw:glue-point draw:id="10" svg:x="-0.976cm" svg:y="2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19" draw:text-style-name="P1" draw:layer="layout" svg:width="2.458cm" svg:height="1.673cm" svg:x="12.557cm" svg:y="14.215cm">
          <draw:text-box>
            <text:p><text:span text:style-name="T1">1</text:span></text:p>
            <text:p><text:span text:style-name="T1"/></text:p>
            <text:p><text:span text:style-name="T1">0</text:span></text:p>
          </draw:text-box>
        </draw:frame>
        <draw:connector draw:style-name="gr3" draw:text-style-name="P4" draw:layer="layout" svg:x1="15.224cm" svg:y1="13.707cm" svg:x2="14.077cm" svg:y2="14.342cm" draw:start-shape="id35" draw:start-glue-point="3" draw:end-shape="id36" draw:end-glue-point="8" svg:d="M15224 13707h-572v635h-575" svg:viewBox="0 0 1148 636">
          <text:p/>
        </draw:connector>
        <draw:custom-shape draw:style-name="gr20" draw:text-style-name="P2" xml:id="id37" draw:id="id37" draw:layer="layout" svg:width="2.54cm" svg:height="0.635cm" draw:transform="rotate (1.5707963267949) translate (10.903cm 15.612cm)">
          <draw:glue-point draw:id="8" svg:x="4.992cm" svg:y="2.5cm"/>
          <draw:glue-point draw:id="9" svg:x="4.992cm" svg:y="-2.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4" draw:layer="layout" svg:x1="10.905cm" svg:y1="14.343cm" svg:x2="9.89cm" svg:y2="14.342cm" draw:start-shape="id37" draw:start-glue-point="6" draw:end-shape="id38" draw:end-glue-point="1" svg:d="M10905 14343h-508v-1h-507" svg:viewBox="0 0 1016 2">
          <text:p/>
        </draw:connector>
        <draw:frame draw:style-name="gr22" draw:text-style-name="P1" draw:layer="layout" svg:width="2.572cm" svg:height="1.673cm" svg:x="9.89cm" svg:y="13.58cm">
          <draw:text-box>
            <text:p><text:span text:style-name="T1">0</text:span></text:p>
            <text:p><text:span text:style-name="T1"/></text:p>
            <text:p><text:span text:style-name="T1">1</text:span></text:p>
          </draw:text-box>
        </draw:frame>
        <draw:rect draw:style-name="gr23" draw:text-style-name="P3" xml:id="id38" draw:id="id38" draw:layer="layout" svg:width="1.27cm" svg:height="1.27cm" svg:x="8.62cm" svg:y="13.707cm">
          <text:p text:style-name="P2"><text:span text:style-name="T2">z</text:span><text:span text:style-name="T3">-1</text:span></text:p>
        </draw:rect>
        <draw:connector draw:style-name="gr3" draw:text-style-name="P4" draw:layer="layout" draw:line-skew="-0.007cm 3.423cm" svg:x1="8.62cm" svg:y1="14.342cm" svg:x2="14.077cm" svg:y2="15.485cm" draw:start-shape="id38" draw:start-glue-point="3" draw:end-shape="id36" draw:end-glue-point="9" svg:d="M8620 14342h-508v2286h6468v-1143h-503" svg:viewBox="0 0 6469 2287">
          <text:p/>
        </draw:connector>
        <draw:connector draw:style-name="gr3" draw:text-style-name="P4" draw:layer="layout" svg:x1="13.445cm" svg:y1="14.978cm" svg:x2="11.537cm" svg:y2="14.977cm" draw:start-shape="id36" draw:start-glue-point="6" draw:end-shape="id37" draw:end-glue-point="8" svg:d="M13445 14978h-954v-1h-954" svg:viewBox="0 0 1909 2">
          <text:p/>
        </draw:connector>
        <draw:connector draw:style-name="gr3" draw:text-style-name="P4" draw:layer="layout" svg:x1="12.811cm" svg:y1="12.43cm" svg:x2="11.537cm" svg:y2="13.707cm" draw:start-shape="id39" draw:end-shape="id37" draw:end-glue-point="9" svg:d="M12811 12430h-635v1277h-639" svg:viewBox="0 0 1275 1278">
          <text:p/>
        </draw:connector>
        <draw:connector draw:style-name="gr3" draw:text-style-name="P4" draw:layer="layout" draw:type="curve" svg:x1="25.13cm" svg:y1="13.707cm" svg:x2="23.86cm" svg:y2="13.707cm" draw:start-shape="id34" draw:start-glue-point="3" draw:end-shape="id40" svg:d="M25130 13707h-1270" svg:viewBox="0 0 1271 1">
          <text:p/>
        </draw:connector>
        <draw:frame draw:style-name="gr24" draw:text-style-name="P1" xml:id="id39" draw:id="id39" draw:layer="layout" svg:width="2.458cm" svg:height="1.27cm" svg:x="12.811cm" svg:y="11.795cm">
          <draw:text-box>
            <text:p><text:span text:style-name="T1">ZEROS</text:span></text:p>
          </draw:text-box>
        </draw:frame>
        <draw:connector draw:style-name="gr3" draw:text-style-name="P4" draw:layer="layout" draw:type="curve" svg:x1="8.62cm" svg:y1="14.342cm" svg:x2="3.579cm" svg:y2="7.35cm" draw:start-shape="id38" draw:start-glue-point="3" draw:end-shape="id10" draw:end-glue-point="2" svg:d="M8620 14342c-3361 0-5041-2330-5041-6992" svg:viewBox="0 0 5042 6993">
          <text:p/>
        </draw:connector>
        <draw:rect draw:style-name="gr2" draw:text-style-name="P3" xml:id="id26" draw:id="id26" draw:layer="layout" svg:width="1.27cm" svg:height="1.27cm" svg:x="25.13cm" svg:y="4.175cm">
          <text:p text:style-name="P2"><text:span text:style-name="T2">z</text:span><text:span text:style-name="T3">-1</text:span></text:p>
        </draw:rect>
        <draw:connector draw:style-name="gr3" draw:text-style-name="P4" draw:layer="layout" svg:x1="27.035cm" svg:y1="4.81cm" svg:x2="26.4cm" svg:y2="4.81cm" draw:start-shape="id24" draw:start-glue-point="3" draw:end-shape="id26" draw:end-glue-point="1" svg:d="M27035 4810h-635" svg:viewBox="0 0 636 1">
          <text:p/>
        </draw:connector>
        <draw:connector draw:style-name="gr3" draw:text-style-name="P4" draw:layer="layout" svg:x1="14.077cm" svg:y1="6.588cm" svg:x2="15.859cm" svg:y2="5.445cm" draw:start-shape="id29" draw:start-glue-point="9" draw:end-shape="id28" draw:end-glue-point="2" svg:d="M14077 6588h1782v-1143" svg:viewBox="0 0 1783 1144">
          <text:p/>
        </draw:connector>
        <draw:connector draw:style-name="gr3" draw:text-style-name="P4" draw:layer="layout" svg:x1="14.077cm" svg:y1="15.485cm" svg:x2="15.859cm" svg:y2="14.342cm" draw:start-shape="id36" draw:start-glue-point="9" draw:end-shape="id35" draw:end-glue-point="2" svg:d="M14077 15485h1782v-1143" svg:viewBox="0 0 1783 1144">
          <text:p/>
        </draw:connector>
        <draw:circle draw:style-name="gr11" draw:text-style-name="P3" xml:id="id27" draw:id="id27" draw:layer="layout" svg:width="1.27cm" svg:height="1.27cm" svg:x="22.59cm" svg:y="4.175cm">
          <text:p text:style-name="P2"><text:span text:style-name="T2">+</text:span></text:p>
        </draw:circle>
        <draw:connector draw:style-name="gr3" draw:text-style-name="P4" draw:layer="layout" svg:x1="22.59cm" svg:y1="4.81cm" svg:x2="21.701cm" svg:y2="4.81cm" draw:start-shape="id27" draw:start-glue-point="3" draw:end-shape="id41" draw:end-glue-point="1" svg:d="M22590 4810h-889" svg:viewBox="0 0 890 1">
          <text:p/>
        </draw:connector>
        <draw:rect draw:style-name="gr2" draw:text-style-name="P3" xml:id="id42" draw:id="id42" draw:layer="layout" svg:width="1.27cm" svg:height="1.27cm" svg:x="22.59cm" svg:y="2.27cm">
          <text:p text:style-name="P2"><text:span text:style-name="T2">z</text:span><text:span text:style-name="T3">-1</text:span></text:p>
        </draw:rect>
        <draw:connector draw:style-name="gr3" draw:text-style-name="P4" draw:layer="layout" svg:x1="22.59cm" svg:y1="4.81cm" svg:x2="22.59cm" svg:y2="2.905cm" draw:start-shape="id27" draw:start-glue-point="3" draw:end-shape="id42" draw:end-glue-point="3" svg:d="M22590 4810h-501v-1905h501" svg:viewBox="0 0 502 1906">
          <text:p/>
        </draw:connector>
        <draw:connector draw:style-name="gr3" draw:text-style-name="P4" draw:layer="layout" svg:x1="23.225cm" svg:y1="3.54cm" svg:x2="23.225cm" svg:y2="4.175cm" draw:start-shape="id42" draw:start-glue-point="2" draw:end-shape="id27" draw:end-glue-point="0" svg:d="M23225 3540v635" svg:viewBox="0 0 1 636">
          <text:p/>
        </draw:connector>
        <draw:circle draw:style-name="gr11" draw:text-style-name="P3" xml:id="id40" draw:id="id40" draw:layer="layout" svg:width="1.27cm" svg:height="1.27cm" svg:x="22.59cm" svg:y="13.072cm">
          <text:p text:style-name="P2"><text:span text:style-name="T2">+</text:span></text:p>
        </draw:circle>
        <draw:rect draw:style-name="gr2" draw:text-style-name="P3" xml:id="id43" draw:id="id43" draw:layer="layout" svg:width="1.27cm" svg:height="1.27cm" svg:x="22.59cm" svg:y="14.977cm">
          <text:p text:style-name="P2"><text:span text:style-name="T2">z</text:span><text:span text:style-name="T3">-1</text:span></text:p>
        </draw:rect>
        <draw:connector draw:style-name="gr3" draw:text-style-name="P4" draw:layer="layout" svg:x1="22.59cm" svg:y1="13.707cm" svg:x2="22.59cm" svg:y2="15.612cm" draw:start-shape="id40" draw:start-glue-point="3" draw:end-shape="id43" svg:d="M22590 13707h-501v1905h501" svg:viewBox="0 0 502 1906">
          <text:p/>
        </draw:connector>
        <draw:connector draw:style-name="gr3" draw:text-style-name="P4" draw:layer="layout" svg:x1="23.225cm" svg:y1="14.977cm" svg:x2="23.225cm" svg:y2="14.342cm" draw:start-shape="id43" draw:start-glue-point="0" draw:end-shape="id40" draw:end-glue-point="2" svg:d="M23225 14977v-635" svg:viewBox="0 0 1 636">
          <text:p/>
        </draw:connector>
        <draw:connector draw:style-name="gr3" draw:text-style-name="P4" draw:layer="layout" svg:x1="22.59cm" svg:y1="13.707cm" svg:x2="21.701cm" svg:y2="13.707cm" draw:start-shape="id40" draw:start-glue-point="3" draw:end-shape="id44" draw:end-glue-point="1" svg:d="M22590 13707h-889" svg:viewBox="0 0 890 1">
          <text:p/>
        </draw:connector>
        <draw:frame draw:style-name="gr12" draw:text-style-name="P6" draw:layer="layout" svg:width="1.905cm" svg:height="1.276cm" svg:x="15.224cm" svg:y="12.049cm">
          <draw:text-box>
            <text:p><text:span text:style-name="T4">-</text:span></text:p>
          </draw:text-box>
        </draw:frame>
        <draw:rect draw:style-name="gr2" draw:text-style-name="P3" draw:layer="layout" svg:width="1.27cm" svg:height="1.27cm" svg:x="16.494cm" svg:y="4.175cm">
          <text:p text:style-name="P2"><text:span text:style-name="T2">z</text:span><text:span text:style-name="T3">-1</text:span></text:p>
        </draw:rect>
        <draw:rect draw:style-name="gr2" draw:text-style-name="P3" draw:layer="layout" svg:width="1.27cm" svg:height="1.27cm" svg:x="16.494cm" svg:y="13.065cm">
          <text:p text:style-name="P2"><text:span text:style-name="T2">z</text:span><text:span text:style-name="T3">-1</text:span></text:p>
        </draw:rect>
        <draw:rect draw:style-name="gr2" draw:text-style-name="P3" xml:id="id17" draw:id="id17" draw:layer="layout" svg:width="1.27cm" svg:height="1.27cm" svg:x="16.621cm" svg:y="18.145cm">
          <text:p text:style-name="P2"><text:span text:style-name="T2">z</text:span><text:span text:style-name="T3">-1</text:span></text:p>
        </draw:rect>
        <draw:connector draw:style-name="gr3" draw:text-style-name="P4" draw:layer="layout" svg:x1="17.891cm" svg:y1="18.78cm" svg:x2="23.797cm" svg:y2="18.78cm" draw:start-shape="id17" draw:start-glue-point="1" draw:end-shape="id18" draw:end-glue-point="3" svg:d="M17891 18780h5906" svg:viewBox="0 0 5907 1">
          <text:p/>
        </draw:connector>
        <draw:rect draw:style-name="gr2" draw:text-style-name="P3" xml:id="id4" draw:id="id4" draw:layer="layout" svg:width="1.27cm" svg:height="1.27cm" svg:x="25.13cm" svg:y="1cm">
          <text:p text:style-name="P2"><text:span text:style-name="T2">z</text:span><text:span text:style-name="T3">-1</text:span></text:p>
        </draw:rect>
        <draw:connector draw:style-name="gr3" draw:text-style-name="P4" draw:layer="layout" svg:x1="26.4cm" svg:y1="1.635cm" svg:x2="28.94cm" svg:y2="1.635cm" draw:start-shape="id4" draw:start-glue-point="1" draw:end-shape="id5" draw:end-glue-point="3" svg:d="M26400 1635h2540" svg:viewBox="0 0 2541 1">
          <text:p/>
        </draw:connector>
        <draw:custom-shape draw:style-name="gr25" draw:text-style-name="P7" draw:layer="layout" svg:width="5.08cm" svg:height="3.302cm" svg:x="26.781cm" svg:y="3.033cm">
          <text:p text:style-name="P2"><text:span text:style-name="T2">DSP48E1</text:span></text:p>
          <text:p text:style-name="P2"><text:span text:style-name="T2"/></text:p>
          <text:p text:style-name="P2"><text:span text:style-name="T2">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4.572cm" svg:height="3.302cm" svg:x="27.035cm" svg:y="8.112cm">
          <text:p text:style-name="P2"><text:span text:style-name="T2">DSP48E1</text:span></text:p>
          <text:p text:style-name="P2"><text:span text:style-name="T2"/></text:p>
          <text:p text:style-name="P2"><text:span text:style-name="T2">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4.572cm" svg:height="3.302cm" svg:x="27.035cm" svg:y="13.827cm">
          <text:p text:style-name="P2"><text:span text:style-name="T2">DSP48E1</text:span></text:p>
          <text:p text:style-name="P2"><text:span text:style-name="T2"/></text:p>
          <text:p text:style-name="P2"><text:span text:style-name="T2">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4.572cm" svg:height="3.302cm" svg:x="2.778cm" svg:y="17.002cm">
          <text:p text:style-name="P2"><text:span text:style-name="T2">DSP48E1</text:span></text:p>
          <text:p text:style-name="P2"><text:span text:style-name="T2"/></text:p>
          <text:p text:style-name="P2"><text:span text:style-name="T2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draw:layer="layout" svg:width="4.572cm" svg:height="3.302cm" svg:x="2.778cm" svg:y="2.397cm">
          <text:p text:style-name="P2"><text:span text:style-name="T2">DSP48E1</text:span></text:p>
          <text:p text:style-name="P2"><text:span text:style-name="T2"/></text:p>
          <text:p text:style-name="P2"><text:span text:style-name="T2">x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27" draw:text-style-name="P1" xml:id="id45" draw:id="id45" draw:layer="layout" svg:width="1.586cm" svg:height="1.27cm" svg:x="1.04cm" svg:y="2.27cm">
          <draw:text-box>
            <text:p><text:span text:style-name="T1">DIN_I</text:span></text:p>
          </draw:text-box>
        </draw:frame>
        <draw:rect draw:style-name="gr28" draw:text-style-name="P2" xml:id="id46" draw:id="id46" draw:layer="layout" svg:width="1.27cm" svg:height="1.27cm" svg:x="6.08cm" svg:y="2.27cm">
          <text:p text:style-name="P2">z<text:span text:style-name="T3">-1</text:span></text:p>
        </draw:rect>
        <draw:rect draw:style-name="gr28" draw:text-style-name="P2" xml:id="id47" draw:id="id47" draw:layer="layout" svg:width="1.27cm" svg:height="1.27cm" svg:x="8.62cm" svg:y="2.27cm">
          <text:p text:style-name="P2">z<text:span text:style-name="T3">-1</text:span></text:p>
        </draw:rect>
        <draw:rect draw:style-name="gr28" draw:text-style-name="P2" xml:id="id48" draw:id="id48" draw:layer="layout" svg:width="1.27cm" svg:height="1.27cm" svg:x="11.16cm" svg:y="2.27cm">
          <text:p text:style-name="P2">z<text:span text:style-name="T3">-1</text:span></text:p>
        </draw:rect>
        <draw:connector draw:style-name="gr3" draw:text-style-name="P4" draw:layer="layout" svg:x1="2.626cm" svg:y1="2.905cm" svg:x2="6.08cm" svg:y2="2.905cm" draw:start-shape="id45" draw:start-glue-point="1" draw:end-shape="id46" draw:end-glue-point="3" svg:d="M2626 2905h3454" svg:viewBox="0 0 3455 1">
          <text:p/>
        </draw:connector>
        <draw:frame draw:style-name="gr29" draw:text-style-name="P1" xml:id="id50" draw:id="id50" draw:layer="layout" svg:width="1.905cm" svg:height="1.27cm" svg:x="15.732cm" svg:y="2.27cm">
          <draw:text-box>
            <text:p><text:span text:style-name="T1">i_corr</text:span></text:p>
          </draw:text-box>
        </draw:frame>
        <draw:frame draw:style-name="gr30" draw:text-style-name="P1" xml:id="id51" draw:id="id51" draw:layer="layout" svg:width="2.06cm" svg:height="1.27cm" svg:x="32.496cm" svg:y="2.27cm">
          <draw:text-box>
            <text:p><text:span text:style-name="T1">DOUT_I</text:span></text:p>
          </draw:text-box>
        </draw:frame>
        <draw:connector draw:style-name="gr3" draw:text-style-name="P4" draw:layer="layout" svg:x1="7.35cm" svg:y1="2.905cm" svg:x2="8.62cm" svg:y2="2.905cm" draw:start-shape="id46" draw:start-glue-point="1" draw:end-shape="id47" draw:end-glue-point="3" svg:d="M7350 2905h1270" svg:viewBox="0 0 1271 1">
          <text:p/>
        </draw:connector>
        <draw:connector draw:style-name="gr3" draw:text-style-name="P4" draw:layer="layout" svg:x1="9.89cm" svg:y1="2.905cm" svg:x2="11.16cm" svg:y2="2.905cm" draw:start-shape="id47" draw:start-glue-point="1" draw:end-shape="id48" draw:end-glue-point="3" svg:d="M9890 2905h1270" svg:viewBox="0 0 1271 1">
          <text:p/>
        </draw:connector>
        <draw:connector draw:style-name="gr3" draw:text-style-name="P4" draw:layer="layout" svg:x1="12.43cm" svg:y1="2.905cm" svg:x2="13.7cm" svg:y2="2.905cm" draw:start-shape="id48" draw:start-glue-point="1" draw:end-shape="id49" draw:end-glue-point="3" svg:d="M12430 2905h1270" svg:viewBox="0 0 1271 1">
          <text:p/>
        </draw:connector>
        <draw:connector draw:style-name="gr3" draw:text-style-name="P4" draw:layer="layout" svg:x1="17.637cm" svg:y1="2.905cm" svg:x2="32.496cm" svg:y2="2.905cm" draw:start-shape="id50" draw:start-glue-point="1" draw:end-shape="id51" draw:end-glue-point="3" svg:d="M17637 2905h14859" svg:viewBox="0 0 14860 1">
          <text:p/>
        </draw:connector>
        <draw:circle draw:style-name="gr28" draw:text-style-name="P2" xml:id="id52" draw:id="id52" draw:layer="layout" svg:width="1.27cm" svg:height="1.27cm" svg:x="18.754cm" svg:y="4.817cm">
          <text:p text:style-name="P2">X</text:p>
        </draw:circle>
        <draw:rect draw:style-name="gr28" draw:text-style-name="P2" xml:id="id53" draw:id="id53" draw:layer="layout" svg:width="1.27cm" svg:height="1.27cm" svg:x="20.659cm" svg:y="4.817cm">
          <text:p text:style-name="P2">z<text:span text:style-name="T3">-1</text:span></text:p>
        </draw:rect>
        <draw:connector draw:style-name="gr3" draw:text-style-name="P4" draw:layer="layout" svg:x1="20.024cm" svg:y1="5.452cm" svg:x2="20.659cm" svg:y2="5.452cm" draw:start-shape="id52" draw:start-glue-point="1" draw:end-shape="id53" draw:end-glue-point="3" svg:d="M20024 5452h635" svg:viewBox="0 0 636 1">
          <text:p/>
        </draw:connector>
        <draw:connector draw:style-name="gr3" draw:text-style-name="P4" draw:layer="layout" svg:x1="17.637cm" svg:y1="2.905cm" svg:x2="19.389cm" svg:y2="4.817cm" draw:start-shape="id50" draw:start-glue-point="1" draw:end-shape="id52" draw:end-glue-point="0" svg:d="M17637 2905h1752v1912" svg:viewBox="0 0 1753 1913">
          <text:p/>
        </draw:connector>
        <draw:connector draw:style-name="gr3" draw:text-style-name="P4" xml:id="id66" draw:id="id66" draw:layer="layout" svg:x1="17.637cm" svg:y1="2.905cm" svg:x2="19.389cm" svg:y2="6.087cm" draw:start-shape="id50" draw:start-glue-point="1" draw:end-shape="id52" draw:end-glue-point="2" svg:d="M17637 2905h558v3683h1194v-501" svg:viewBox="0 0 1753 3684">
          <text:p/>
        </draw:connector>
        <draw:frame draw:style-name="gr31" draw:text-style-name="P1" xml:id="id54" draw:id="id54" draw:layer="layout" svg:width="2.242cm" svg:height="1.27cm" svg:x="22.564cm" svg:y="4.817cm">
          <draw:text-box>
            <text:p><text:span text:style-name="T1">i_corr_sq</text:span></text:p>
          </draw:text-box>
        </draw:frame>
        <draw:connector draw:style-name="gr3" draw:text-style-name="P4" draw:layer="layout" svg:x1="21.929cm" svg:y1="5.452cm" svg:x2="22.564cm" svg:y2="5.452cm" draw:start-shape="id53" draw:start-glue-point="1" draw:end-shape="id54" draw:end-glue-point="3" svg:d="M21929 5452h635" svg:viewBox="0 0 636 1">
          <text:p/>
        </draw:connector>
        <draw:circle draw:style-name="gr28" draw:text-style-name="P2" xml:id="id55" draw:id="id55" draw:layer="layout" svg:width="1.27cm" svg:height="1.27cm" svg:x="18.728cm" svg:y="11.16cm">
          <text:p text:style-name="P2">X</text:p>
        </draw:circle>
        <draw:rect draw:style-name="gr28" draw:text-style-name="P2" xml:id="id56" draw:id="id56" draw:layer="layout" svg:width="1.27cm" svg:height="1.27cm" svg:x="20.633cm" svg:y="11.16cm">
          <text:p text:style-name="P2">z<text:span text:style-name="T3">-1</text:span></text:p>
        </draw:rect>
        <draw:connector draw:style-name="gr3" draw:text-style-name="P4" draw:layer="layout" svg:x1="19.998cm" svg:y1="11.795cm" svg:x2="20.633cm" svg:y2="11.795cm" draw:start-shape="id55" draw:start-glue-point="1" draw:end-shape="id56" draw:end-glue-point="3" svg:d="M19998 11795h635" svg:viewBox="0 0 636 1">
          <text:p/>
        </draw:connector>
        <draw:frame draw:style-name="gr32" draw:text-style-name="P1" xml:id="id57" draw:id="id57" draw:layer="layout" svg:width="2.382cm" svg:height="1.27cm" svg:x="22.468cm" svg:y="11.16cm">
          <draw:text-box>
            <text:p><text:span text:style-name="T1">q_corr_sq</text:span></text:p>
          </draw:text-box>
        </draw:frame>
        <draw:connector draw:style-name="gr3" draw:text-style-name="P4" draw:layer="layout" svg:x1="21.903cm" svg:y1="11.795cm" svg:x2="22.468cm" svg:y2="11.795cm" draw:start-shape="id56" draw:start-glue-point="1" draw:end-shape="id57" draw:end-glue-point="3" svg:d="M21903 11795h565" svg:viewBox="0 0 566 1">
          <text:p/>
        </draw:connector>
        <draw:frame draw:style-name="gr29" draw:text-style-name="P1" xml:id="id58" draw:id="id58" draw:layer="layout" svg:width="1.905cm" svg:height="1.27cm" svg:x="15.605cm" svg:y="11.16cm">
          <draw:text-box>
            <text:p><text:span text:style-name="T1">q_corr</text:span></text:p>
          </draw:text-box>
        </draw:frame>
        <draw:connector draw:style-name="gr3" draw:text-style-name="P4" xml:id="id65" draw:id="id65" draw:layer="layout" draw:line-skew="0.026cm" svg:x1="17.51cm" svg:y1="11.795cm" svg:x2="19.363cm" svg:y2="11.16cm" draw:start-shape="id58" draw:start-glue-point="1" draw:end-shape="id55" draw:end-glue-point="0" svg:d="M17510 11795h635v-1136h1218v501" svg:viewBox="0 0 1854 1137">
          <text:p/>
        </draw:connector>
        <draw:connector draw:style-name="gr3" draw:text-style-name="P4" draw:layer="layout" draw:line-skew="0.026cm" svg:x1="17.51cm" svg:y1="11.795cm" svg:x2="19.363cm" svg:y2="12.43cm" draw:start-shape="id58" draw:start-glue-point="1" draw:end-shape="id55" draw:end-glue-point="2" svg:d="M17510 11795h635v1136h1218v-501" svg:viewBox="0 0 1854 1137">
          <text:p/>
        </draw:connector>
        <draw:circle draw:style-name="gr28" draw:text-style-name="P2" xml:id="id59" draw:id="id59" draw:layer="layout" svg:width="1.27cm" svg:height="1.27cm" svg:x="25.739cm" svg:y="4.817cm">
          <text:p text:style-name="P2">+</text:p>
        </draw:circle>
        <draw:connector draw:style-name="gr3" draw:text-style-name="P4" draw:layer="layout" svg:x1="24.806cm" svg:y1="5.452cm" svg:x2="25.739cm" svg:y2="5.452cm" draw:start-shape="id54" draw:start-glue-point="1" draw:end-shape="id59" draw:end-glue-point="3" svg:d="M24806 5452h933" svg:viewBox="0 0 934 1">
          <text:p/>
        </draw:connector>
        <draw:connector draw:style-name="gr3" draw:text-style-name="P4" draw:layer="layout" svg:x1="24.85cm" svg:y1="11.795cm" svg:x2="26.374cm" svg:y2="6.087cm" draw:start-shape="id57" draw:start-glue-point="1" draw:end-shape="id59" draw:end-glue-point="2" svg:d="M24850 11795h1524v-5708" svg:viewBox="0 0 1525 5709">
          <text:p/>
        </draw:connector>
        <draw:frame draw:style-name="gr33" draw:text-style-name="P6" draw:layer="layout" svg:width="1.905cm" svg:height="1.276cm" svg:x="24.85cm" svg:y="5.573cm">
          <draw:text-box>
            <text:p><text:span text:style-name="T4">-</text:span></text:p>
          </draw:text-box>
        </draw:frame>
        <draw:rect draw:style-name="gr28" draw:text-style-name="P2" xml:id="id60" draw:id="id60" draw:layer="layout" svg:width="1.27cm" svg:height="1.27cm" svg:x="27.688cm" svg:y="4.817cm">
          <text:p text:style-name="P2">z<text:span text:style-name="T3">-1</text:span></text:p>
        </draw:rect>
        <draw:frame draw:style-name="gr34" draw:text-style-name="P1" xml:id="id61" draw:id="id61" draw:layer="layout" svg:width="2.458cm" svg:height="1.27cm" svg:x="30.184cm" svg:y="4.817cm">
          <draw:text-box>
            <text:p><text:span text:style-name="T1">power_diff</text:span></text:p>
          </draw:text-box>
        </draw:frame>
        <draw:connector draw:style-name="gr3" draw:text-style-name="P4" draw:layer="layout" svg:x1="28.958cm" svg:y1="5.452cm" svg:x2="30.184cm" svg:y2="5.452cm" draw:start-shape="id60" draw:start-glue-point="1" draw:end-shape="id61" draw:end-glue-point="3" svg:d="M28958 5452h1226" svg:viewBox="0 0 1227 1">
          <text:p/>
        </draw:connector>
        <draw:connector draw:style-name="gr3" draw:text-style-name="P4" draw:layer="layout" svg:x1="27.009cm" svg:y1="5.452cm" svg:x2="27.688cm" svg:y2="5.452cm" draw:start-shape="id59" draw:start-glue-point="1" draw:end-shape="id60" draw:end-glue-point="3" svg:d="M27009 5452h679" svg:viewBox="0 0 680 1">
          <text:p/>
        </draw:connector>
        <draw:circle draw:style-name="gr28" draw:text-style-name="P2" xml:id="id62" draw:id="id62" draw:layer="layout" svg:width="1.27cm" svg:height="1.27cm" svg:x="18.754cm" svg:y="7.992cm">
          <text:p text:style-name="P2">X</text:p>
        </draw:circle>
        <draw:rect draw:style-name="gr28" draw:text-style-name="P2" xml:id="id63" draw:id="id63" draw:layer="layout" svg:width="1.27cm" svg:height="1.27cm" svg:x="20.659cm" svg:y="7.992cm">
          <text:p text:style-name="P2">z<text:span text:style-name="T3">-1</text:span></text:p>
        </draw:rect>
        <draw:connector draw:style-name="gr3" draw:text-style-name="P4" draw:layer="layout" svg:x1="20.024cm" svg:y1="8.627cm" svg:x2="20.659cm" svg:y2="8.627cm" draw:start-shape="id62" draw:start-glue-point="1" draw:end-shape="id63" draw:end-glue-point="3" svg:d="M20024 8627h635" svg:viewBox="0 0 636 1">
          <text:p/>
        </draw:connector>
        <draw:frame draw:style-name="gr35" draw:text-style-name="P1" xml:id="id64" draw:id="id64" draw:layer="layout" svg:width="2.995cm" svg:height="1.27cm" svg:x="22.564cm" svg:y="7.992cm">
          <draw:text-box>
            <text:p><text:span text:style-name="T1">i_corr_q_corr</text:span></text:p>
          </draw:text-box>
        </draw:frame>
        <draw:connector draw:style-name="gr3" draw:text-style-name="P4" draw:layer="layout" svg:x1="21.929cm" svg:y1="8.627cm" svg:x2="22.564cm" svg:y2="8.627cm" draw:start-shape="id63" draw:start-glue-point="1" draw:end-shape="id64" draw:end-glue-point="3" svg:d="M21929 8627h635" svg:viewBox="0 0 636 1">
          <text:p/>
        </draw:connector>
        <draw:connector draw:style-name="gr3" draw:text-style-name="P4" draw:layer="layout" svg:x1="18.145cm" svg:y1="10.659cm" svg:x2="19.389cm" svg:y2="9.262cm" draw:start-shape="id65" draw:start-glue-point="0" draw:end-shape="id62" draw:end-glue-point="2" svg:d="M18145 10659v-698h1244v-699" svg:viewBox="0 0 1245 1398">
          <text:p/>
        </draw:connector>
        <draw:connector draw:style-name="gr3" draw:text-style-name="P4" draw:layer="layout" svg:x1="18.195cm" svg:y1="6.588cm" svg:x2="19.389cm" svg:y2="7.992cm" draw:start-shape="id66" draw:start-glue-point="0" draw:end-shape="id62" draw:end-glue-point="0" svg:d="M18195 6588v702h1194v702" svg:viewBox="0 0 1195 1405">
          <text:p/>
        </draw:connector>
        <draw:rect draw:style-name="gr28" draw:text-style-name="P2" xml:id="id67" draw:id="id67" draw:layer="layout" svg:width="1.27cm" svg:height="1.27cm" svg:x="27.644cm" svg:y="8.627cm">
          <text:p text:style-name="P2">z<text:span text:style-name="T3">-1</text:span></text:p>
        </draw:rect>
        <draw:frame draw:style-name="gr36" draw:text-style-name="P1" xml:id="id68" draw:id="id68" draw:layer="layout" svg:width="3.609cm" svg:height="1.27cm" svg:x="30.184cm" svg:y="8.627cm">
          <draw:text-box>
            <text:p><text:span text:style-name="T1">i_corr_q_corr_r1</text:span></text:p>
          </draw:text-box>
        </draw:frame>
        <draw:connector draw:style-name="gr3" draw:text-style-name="P4" draw:layer="layout" svg:x1="28.914cm" svg:y1="9.262cm" svg:x2="30.184cm" svg:y2="9.262cm" draw:start-shape="id67" draw:start-glue-point="1" draw:end-shape="id68" draw:end-glue-point="3" svg:d="M28914 9262h1270" svg:viewBox="0 0 1271 1">
          <text:p/>
        </draw:connector>
        <draw:connector draw:style-name="gr3" draw:text-style-name="P4" draw:layer="layout" draw:type="curve" svg:x1="25.559cm" svg:y1="8.627cm" svg:x2="27.644cm" svg:y2="9.262cm" draw:start-shape="id64" draw:start-glue-point="1" draw:end-shape="id67" draw:end-glue-point="3" svg:d="M25559 8627c1563 0 521 635 2085 635" svg:viewBox="0 0 2086 636">
          <text:p/>
        </draw:connector>
        <draw:circle draw:style-name="gr37" draw:text-style-name="P3" xml:id="id69" draw:id="id69" draw:layer="layout" svg:width="1.27cm" svg:height="1.27cm" svg:x="3.529cm" svg:y="4.81cm">
          <text:p text:style-name="P2"><text:span text:style-name="T2">X</text:span></text:p>
        </draw:circle>
        <draw:rect draw:style-name="gr37" draw:text-style-name="P3" xml:id="id70" draw:id="id70" draw:layer="layout" svg:width="1.27cm" svg:height="1.27cm" svg:x="6.08cm" svg:y="4.81cm">
          <text:p text:style-name="P2"><text:span text:style-name="T2">z</text:span><text:span text:style-name="T3">-1</text:span></text:p>
        </draw:rect>
        <draw:connector draw:style-name="gr3" draw:text-style-name="P4" draw:layer="layout" svg:x1="4.799cm" svg:y1="5.445cm" svg:x2="6.08cm" svg:y2="5.445cm" draw:start-shape="id69" draw:start-glue-point="1" draw:end-shape="id70" draw:end-glue-point="3" svg:d="M4799 5445h1281" svg:viewBox="0 0 1282 1">
          <text:p/>
        </draw:connector>
        <draw:frame draw:style-name="gr38" draw:text-style-name="P1" xml:id="id78" draw:id="id78" draw:layer="layout" svg:width="2.132cm" svg:height="1.27cm" svg:x="8.62cm" svg:y="4.81cm">
          <draw:text-box>
            <text:p><text:span text:style-name="T1">c_i_prod</text:span></text:p>
          </draw:text-box>
        </draw:frame>
        <draw:frame draw:style-name="gr39" draw:text-style-name="P1" xml:id="id71" draw:id="id71" draw:layer="layout" svg:width="2.365cm" svg:height="1.27cm" svg:x="1cm" svg:y="6.715cm">
          <draw:text-box>
            <text:p><text:span text:style-name="T1">c_corr_int</text:span></text:p>
          </draw:text-box>
        </draw:frame>
        <draw:connector draw:style-name="gr3" draw:text-style-name="P4" draw:layer="layout" svg:x1="3.365cm" svg:y1="7.35cm" svg:x2="4.164cm" svg:y2="6.08cm" draw:start-shape="id71" draw:start-glue-point="1" draw:end-shape="id69" draw:end-glue-point="2" svg:d="M3365 7350h799v-1270" svg:viewBox="0 0 800 1271">
          <text:p/>
        </draw:connector>
        <draw:frame draw:style-name="gr40" draw:text-style-name="P1" xml:id="id72" draw:id="id72" draw:layer="layout" svg:width="1.797cm" svg:height="1.27cm" svg:x="1cm" svg:y="15.605cm">
          <draw:text-box>
            <text:p><text:span text:style-name="T1">DIN_Q</text:span></text:p>
          </draw:text-box>
        </draw:frame>
        <draw:connector draw:style-name="gr3" draw:text-style-name="P4" draw:layer="layout" svg:x1="2.797cm" svg:y1="16.24cm" svg:x2="4.175cm" svg:y2="17.51cm" draw:start-shape="id72" draw:start-glue-point="1" draw:end-shape="id73" draw:end-glue-point="0" svg:d="M2797 16240h1378v1270" svg:viewBox="0 0 1379 1271">
          <text:p/>
        </draw:connector>
        <draw:circle draw:style-name="gr37" draw:text-style-name="P3" xml:id="id73" draw:id="id73" draw:layer="layout" svg:width="1.27cm" svg:height="1.27cm" svg:x="3.54cm" svg:y="17.51cm">
          <text:p text:style-name="P2"><text:span text:style-name="T2">X</text:span></text:p>
        </draw:circle>
        <draw:rect draw:style-name="gr37" draw:text-style-name="P3" xml:id="id74" draw:id="id74" draw:layer="layout" svg:width="1.27cm" svg:height="1.27cm" svg:x="6.08cm" svg:y="17.51cm">
          <text:p text:style-name="P2"><text:span text:style-name="T2">z</text:span><text:span text:style-name="T3">-1</text:span></text:p>
        </draw:rect>
        <draw:connector draw:style-name="gr3" draw:text-style-name="P4" draw:layer="layout" svg:x1="4.81cm" svg:y1="18.145cm" svg:x2="6.08cm" svg:y2="18.145cm" draw:start-shape="id73" draw:start-glue-point="1" draw:end-shape="id74" draw:end-glue-point="3" svg:d="M4810 18145h1270" svg:viewBox="0 0 1271 1">
          <text:p/>
        </draw:connector>
        <draw:frame draw:style-name="gr41" draw:text-style-name="P1" xml:id="id76" draw:id="id76" draw:layer="layout" svg:width="2.297cm" svg:height="1.27cm" svg:x="8.62cm" svg:y="17.51cm">
          <draw:text-box>
            <text:p><text:span text:style-name="T1">d_q_prod</text:span></text:p>
          </draw:text-box>
        </draw:frame>
        <draw:frame draw:style-name="gr42" draw:text-style-name="P1" xml:id="id75" draw:id="id75" draw:layer="layout" svg:width="2.39cm" svg:height="1.27cm" svg:x="1.023cm" svg:y="19.32cm">
          <draw:text-box>
            <text:p><text:span text:style-name="T1">d_corr_int</text:span></text:p>
          </draw:text-box>
        </draw:frame>
        <draw:connector draw:style-name="gr3" draw:text-style-name="P4" draw:layer="layout" svg:x1="3.413cm" svg:y1="19.955cm" svg:x2="4.175cm" svg:y2="18.78cm" draw:start-shape="id75" draw:start-glue-point="1" draw:end-shape="id73" draw:end-glue-point="2" svg:d="M3413 19955h762v-1175" svg:viewBox="0 0 763 1176">
          <text:p/>
        </draw:connector>
        <draw:circle draw:style-name="gr43" draw:text-style-name="P3" xml:id="id77" draw:id="id77" draw:layer="layout" svg:width="1.27cm" svg:height="1.27cm" svg:x="6.068cm" svg:y="14.97cm">
          <text:p text:style-name="P2"><text:span text:style-name="T2">+</text:span></text:p>
        </draw:circle>
        <draw:connector draw:style-name="gr3" draw:text-style-name="P4" draw:layer="layout" svg:x1="10.917cm" svg:y1="18.145cm" svg:x2="6.703cm" svg:y2="16.24cm" draw:start-shape="id76" draw:start-glue-point="1" draw:end-shape="id77" draw:end-glue-point="2" svg:d="M10917 18145h500v-1269h-4714v-636" svg:viewBox="0 0 4715 1906">
          <text:p/>
        </draw:connector>
        <draw:connector draw:style-name="gr3" draw:text-style-name="P4" draw:layer="layout" svg:x1="10.752cm" svg:y1="5.445cm" svg:x2="6.703cm" svg:y2="14.97cm" draw:start-shape="id78" draw:start-glue-point="1" draw:end-shape="id77" draw:end-glue-point="0" svg:d="M10752 5445h500v5080h-4549v4445" svg:viewBox="0 0 4550 9526">
          <text:p/>
        </draw:connector>
        <draw:frame draw:style-name="gr44" draw:text-style-name="P1" xml:id="id79" draw:id="id79" draw:layer="layout" svg:width="2.741cm" svg:height="1.27cm" svg:x="8.231cm" svg:y="14.97cm">
          <draw:text-box>
            <text:p><text:span text:style-name="T1">q_corr_sum</text:span></text:p>
          </draw:text-box>
        </draw:frame>
        <draw:connector draw:style-name="gr3" draw:text-style-name="P4" draw:layer="layout" svg:x1="7.338cm" svg:y1="15.605cm" svg:x2="8.231cm" svg:y2="15.605cm" draw:start-shape="id77" draw:start-glue-point="1" draw:end-shape="id79" draw:end-glue-point="3" svg:d="M7338 15605h893" svg:viewBox="0 0 894 1">
          <text:p/>
        </draw:connector>
        <draw:rect draw:style-name="gr45" draw:text-style-name="P8" xml:id="id80" draw:id="id80" draw:layer="layout" svg:width="2.603cm" svg:height="1.27cm" svg:x="11.48cm" svg:y="14.97cm">
          <text:p text:style-name="P2"><text:span text:style-name="T2">Saturate</text:span></text:p>
          <text:p text:style-name="P2"><text:span text:style-name="T2">Proc</text:span></text:p>
        </draw:rect>
        <draw:connector draw:style-name="gr3" draw:text-style-name="P4" draw:layer="layout" svg:x1="10.972cm" svg:y1="15.605cm" svg:x2="11.48cm" svg:y2="15.605cm" draw:start-shape="id79" draw:start-glue-point="1" draw:end-shape="id80" draw:end-glue-point="3" svg:d="M10972 15605h508" svg:viewBox="0 0 509 1">
          <text:p/>
        </draw:connector>
        <draw:rect draw:style-name="gr45" draw:text-style-name="P8" xml:id="id81" draw:id="id81" draw:layer="layout" svg:width="2.603cm" svg:height="1.27cm" svg:x="11.481cm" svg:y="14.97cm">
          <text:p text:style-name="P2"><text:span text:style-name="T2">Saturate</text:span></text:p>
          <text:p text:style-name="P2"><text:span text:style-name="T2">Proc</text:span></text:p>
        </draw:rect>
        <draw:connector draw:style-name="gr3" draw:text-style-name="P4" draw:layer="layout" svg:x1="14.084cm" svg:y1="15.605cm" svg:x2="14.655cm" svg:y2="15.605cm" draw:start-shape="id81" draw:start-glue-point="1" draw:end-shape="id82" draw:end-glue-point="3" svg:d="M14084 15605h571" svg:viewBox="0 0 572 1">
          <text:p/>
        </draw:connector>
        <draw:rect draw:style-name="gr37" draw:text-style-name="P3" xml:id="id85" draw:id="id85" draw:layer="layout" svg:width="1.27cm" svg:height="1.27cm" svg:x="28.94cm" svg:y="14.97cm">
          <text:p text:style-name="P2"><text:span text:style-name="T2">z</text:span><text:span text:style-name="T3">-1</text:span></text:p>
        </draw:rect>
        <draw:frame draw:style-name="gr46" draw:text-style-name="P1" xml:id="id84" draw:id="id84" draw:layer="layout" svg:width="2.551cm" svg:height="1.27cm" svg:x="25.765cm" svg:y="14.97cm">
          <draw:text-box>
            <text:p><text:span text:style-name="T1">q_corr_rnd</text:span></text:p>
          </draw:text-box>
        </draw:frame>
        <draw:rect draw:style-name="gr47" draw:text-style-name="P3" xml:id="id83" draw:id="id83" draw:layer="layout" svg:width="3.873cm" svg:height="1.27cm" svg:x="21.257cm" svg:y="14.97cm">
          <text:p text:style-name="P2"><text:span text:style-name="T2">round_conv</text:span></text:p>
          <text:p text:style-name="P2">z<text:span text:style-name="T3">-1</text:span></text:p>
        </draw:rect>
        <draw:connector draw:style-name="gr3" draw:text-style-name="P4" draw:layer="layout" svg:x1="25.13cm" svg:y1="15.605cm" svg:x2="25.765cm" svg:y2="15.605cm" draw:start-shape="id83" draw:start-glue-point="1" draw:end-shape="id84" draw:end-glue-point="3" svg:d="M25130 15605h635" svg:viewBox="0 0 636 1">
          <text:p/>
        </draw:connector>
        <draw:connector draw:style-name="gr3" draw:text-style-name="P4" draw:layer="layout" svg:x1="28.316cm" svg:y1="15.605cm" svg:x2="28.94cm" svg:y2="15.605cm" draw:start-shape="id84" draw:start-glue-point="1" draw:end-shape="id85" draw:end-glue-point="3" svg:d="M28316 15605h624" svg:viewBox="0 0 625 1">
          <text:p/>
        </draw:connector>
        <draw:frame draw:style-name="gr40" draw:text-style-name="P1" xml:id="id86" draw:id="id86" draw:layer="layout" svg:width="1.797cm" svg:height="1.27cm" svg:x="28.432cm" svg:y="13.065cm">
          <draw:text-box>
            <text:p><text:span text:style-name="T1">q_corr</text:span></text:p>
          </draw:text-box>
        </draw:frame>
        <draw:connector draw:style-name="gr3" draw:text-style-name="P4" draw:layer="layout" draw:line-skew="0.751cm" svg:x1="30.21cm" svg:y1="15.605cm" svg:x2="30.229cm" svg:y2="13.7cm" draw:start-shape="id85" draw:start-glue-point="1" draw:end-shape="id86" draw:end-glue-point="1" svg:d="M30210 15605h1270v-1905h-1251" svg:viewBox="0 0 1271 1906">
          <text:p/>
        </draw:connector>
        <draw:frame draw:style-name="gr48" draw:text-style-name="P1" xml:id="id82" draw:id="id82" draw:layer="layout" svg:width="2.881cm" svg:height="1.27cm" svg:x="14.655cm" svg:y="14.97cm">
          <draw:text-box>
            <text:p><text:span text:style-name="T1">q_corr_trunc</text:span></text:p>
          </draw:text-box>
        </draw:frame>
        <draw:connector draw:style-name="gr3" draw:text-style-name="P4" draw:layer="layout" svg:x1="17.536cm" svg:y1="15.605cm" svg:x2="18.78cm" svg:y2="15.605cm" draw:end-shape="id87" draw:end-glue-point="3" svg:d="M17536 15605h1244" svg:viewBox="0 0 1245 1">
          <text:p/>
        </draw:connector>
        <draw:connector draw:style-name="gr3" draw:text-style-name="P4" draw:layer="layout" svg:x1="2.626cm" svg:y1="2.905cm" svg:x2="4.164cm" svg:y2="4.81cm" draw:start-shape="id45" draw:start-glue-point="1" draw:end-shape="id69" draw:end-glue-point="0" svg:d="M2626 2905h1538v1905" svg:viewBox="0 0 1539 1906">
          <text:p/>
        </draw:connector>
        <draw:connector draw:style-name="gr3" draw:text-style-name="P4" draw:layer="layout" svg:x1="7.35cm" svg:y1="5.445cm" svg:x2="8.62cm" svg:y2="5.445cm" draw:start-shape="id70" draw:start-glue-point="1" draw:end-shape="id78" draw:end-glue-point="3" svg:d="M7350 5445h1270" svg:viewBox="0 0 1271 1">
          <text:p/>
        </draw:connector>
        <draw:connector draw:style-name="gr3" draw:text-style-name="P4" draw:layer="layout" svg:x1="7.35cm" svg:y1="18.145cm" svg:x2="8.62cm" svg:y2="18.145cm" draw:start-shape="id74" draw:start-glue-point="1" draw:end-shape="id76" draw:end-glue-point="3" svg:d="M7350 18145h1270" svg:viewBox="0 0 1271 1">
          <text:p/>
        </draw:connector>
        <draw:frame draw:style-name="gr30" draw:text-style-name="P1" xml:id="id88" draw:id="id88" draw:layer="layout" svg:width="2.06cm" svg:height="1.27cm" svg:x="32.496cm" svg:y="14.97cm">
          <draw:text-box>
            <text:p><text:span text:style-name="T1">DOUT_I</text:span></text:p>
          </draw:text-box>
        </draw:frame>
        <draw:connector draw:style-name="gr3" draw:text-style-name="P4" draw:layer="layout" svg:x1="30.21cm" svg:y1="15.605cm" svg:x2="32.496cm" svg:y2="15.605cm" draw:start-shape="id85" draw:start-glue-point="1" draw:end-shape="id88" draw:end-glue-point="3" svg:d="M30210 15605h2286" svg:viewBox="0 0 2287 1">
          <text:p/>
        </draw:connector>
        <draw:connector draw:style-name="gr3" draw:text-style-name="P4" draw:layer="layout" draw:line-skew="-0.389cm" svg:x1="28.432cm" svg:y1="13.7cm" svg:x2="15.605cm" svg:y2="11.795cm" draw:start-shape="id86" draw:start-glue-point="3" draw:end-shape="id58" draw:end-glue-point="3" svg:d="M28432 13700h-13716v-1905h889" svg:viewBox="0 0 13717 1906">
          <text:p/>
        </draw:connector>
        <draw:connector draw:style-name="gr3" draw:text-style-name="P4" draw:layer="layout" svg:x1="14.97cm" svg:y1="2.905cm" svg:x2="15.732cm" svg:y2="2.905cm" draw:start-shape="id49" draw:start-glue-point="1" draw:end-shape="id50" draw:end-glue-point="3" svg:d="M14970 2905h762" svg:viewBox="0 0 763 1">
          <text:p/>
        </draw:connector>
        <draw:custom-shape draw:style-name="gr49" draw:text-style-name="P9" draw:layer="layout" svg:width="12.319cm" svg:height="3.302cm" svg:x="17.764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9" draw:layer="layout" svg:width="12.319cm" svg:height="3.302cm" svg:x="15.478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9" draw:layer="layout" svg:width="12.319cm" svg:height="3.302cm" svg:x="1.127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9" draw:layer="layout" svg:width="12.319cm" svg:height="3.302cm" svg:x="1.127cm" svg:y="3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9" draw:layer="layout" svg:width="12.319cm" svg:height="3.302cm" svg:x="15.859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8" draw:text-style-name="P2" xml:id="id49" draw:id="id49" draw:layer="layout" svg:width="1.27cm" svg:height="1.27cm" svg:x="13.7cm" svg:y="2.27cm">
          <text:p text:style-name="P2">z<text:span text:style-name="T3">-1</text:span></text:p>
        </draw:rect>
        <draw:frame draw:style-name="gr50" draw:text-style-name="P1" draw:layer="layout" svg:width="1.23cm" svg:height="1.27cm" svg:x="9.93cm" svg:y="1.635cm">
          <draw:text-box>
            <text:p><text:span text:style-name="T1">i_r2</text:span></text:p>
          </draw:text-box>
        </draw:frame>
        <draw:frame draw:style-name="gr50" draw:text-style-name="P1" draw:layer="layout" svg:width="1.23cm" svg:height="1.27cm" svg:x="7.35cm" svg:y="1.635cm">
          <draw:text-box>
            <text:p><text:span text:style-name="T1">i_r1</text:span></text:p>
          </draw:text-box>
        </draw:frame>
        <draw:frame draw:style-name="gr50" draw:text-style-name="P1" draw:layer="layout" svg:width="1.23cm" svg:height="1.27cm" svg:x="12.43cm" svg:y="1.635cm">
          <draw:text-box>
            <text:p><text:span text:style-name="T1">i_r3</text:span></text:p>
          </draw:text-box>
        </draw:frame>
        <draw:rect draw:style-name="gr28" draw:text-style-name="P2" xml:id="id87" draw:id="id87" draw:layer="layout" svg:width="1.27cm" svg:height="1.27cm" svg:x="18.78cm" svg:y="14.97cm">
          <text:p text:style-name="P2">z<text:span text:style-name="T3">-1</text:span></text:p>
        </draw:rect>
        <draw:connector draw:style-name="gr3" draw:text-style-name="P4" draw:layer="layout" svg:x1="20.05cm" svg:y1="15.605cm" svg:x2="21.257cm" svg:y2="15.605cm" draw:start-shape="id87" draw:end-shape="id83" draw:end-glue-point="3" svg:d="M20050 15605h1207" svg:viewBox="0 0 1208 1">
          <text:p/>
        </draw:connector>
      </draw:page>
      <draw:page draw:name="page3" draw:style-name="dp1" draw:master-page-name="Default">
        <draw:frame draw:style-name="gr51" draw:text-style-name="P1" xml:id="id89" draw:id="id89" draw:layer="layout" svg:width="2.458cm" svg:height="1.27cm" svg:x="1cm" svg:y="4.81cm">
          <draw:text-box>
            <text:p><text:span text:style-name="T1">power_diff</text:span></text:p>
          </draw:text-box>
        </draw:frame>
        <draw:rect draw:style-name="gr43" draw:text-style-name="P3" xml:id="id91" draw:id="id91" draw:layer="layout" svg:width="1.27cm" svg:height="1.27cm" svg:x="28.94cm" svg:y="4.81cm">
          <text:p text:style-name="P2"><text:span text:style-name="T2">z</text:span><text:span text:style-name="T3">-1</text:span></text:p>
        </draw:rect>
        <draw:connector draw:style-name="gr3" draw:text-style-name="P4" draw:layer="layout" svg:x1="3.458cm" svg:y1="5.445cm" svg:x2="4.81cm" svg:y2="5.445cm" draw:start-shape="id89" draw:start-glue-point="1" draw:end-shape="id90" svg:d="M3458 5445h1352" svg:viewBox="0 0 1353 1">
          <text:p/>
        </draw:connector>
        <draw:circle draw:style-name="gr43" draw:text-style-name="P3" xml:id="id90" draw:id="id90" draw:layer="layout" svg:width="1.27cm" svg:height="1.27cm" svg:x="4.81cm" svg:y="4.81cm">
          <text:p text:style-name="P2"><text:span text:style-name="T2">+</text:span></text:p>
        </draw:circle>
        <draw:connector draw:style-name="gr3" draw:text-style-name="P4" draw:layer="layout" draw:line-skew="0cm -0.769cm" svg:x1="30.21cm" svg:y1="5.445cm" svg:x2="5.445cm" svg:y2="4.81cm" draw:start-shape="id91" draw:start-glue-point="1" draw:end-shape="id90" draw:end-glue-point="0" svg:d="M30210 5445h501v-1905h-25266v1270" svg:viewBox="0 0 25267 1906">
          <text:p/>
        </draw:connector>
        <draw:connector draw:style-name="gr3" draw:text-style-name="P4" draw:layer="layout" svg:x1="6.08cm" svg:y1="5.445cm" svg:x2="6.704cm" svg:y2="5.445cm" draw:start-shape="id90" draw:start-glue-point="1" draw:end-shape="id92" draw:end-glue-point="3" svg:d="M6080 5445h624" svg:viewBox="0 0 625 1">
          <text:p/>
        </draw:connector>
        <draw:frame draw:style-name="gr52" draw:text-style-name="P1" xml:id="id92" draw:id="id92" draw:layer="layout" svg:width="3.821cm" svg:height="1.27cm" svg:x="6.704cm" svg:y="4.81cm">
          <draw:text-box>
            <text:p><text:span text:style-name="T1">next_power_error</text:span></text:p>
          </draw:text-box>
        </draw:frame>
        <draw:connector draw:style-name="gr3" draw:text-style-name="P4" draw:layer="layout" svg:x1="10.525cm" svg:y1="5.445cm" svg:x2="28.94cm" svg:y2="5.445cm" draw:start-shape="id92" draw:start-glue-point="1" draw:end-shape="id91" draw:end-glue-point="3" svg:d="M10525 5445h18415" svg:viewBox="0 0 18416 1">
          <text:p/>
        </draw:connector>
        <draw:frame draw:style-name="gr53" draw:text-style-name="P1" xml:id="id93" draw:id="id93" draw:layer="layout" svg:width="2.784cm" svg:height="1.27cm" svg:x="31.478cm" svg:y="4.81cm">
          <draw:text-box>
            <text:p><text:span text:style-name="T1">power_error</text:span></text:p>
          </draw:text-box>
        </draw:frame>
        <draw:connector draw:style-name="gr3" draw:text-style-name="P4" draw:layer="layout" svg:x1="30.21cm" svg:y1="5.445cm" svg:x2="31.478cm" svg:y2="5.445cm" draw:start-shape="id91" draw:start-glue-point="1" draw:end-shape="id93" draw:end-glue-point="3" svg:d="M30210 5445h1268" svg:viewBox="0 0 1269 1">
          <text:p/>
        </draw:connector>
        <draw:frame draw:style-name="gr54" draw:text-style-name="P1" draw:layer="layout" svg:width="5.48cm" svg:height="1.27cm" svg:x="9.382cm" svg:y="6.715cm">
          <draw:text-box>
            <text:p><text:span text:style-name="T1">next_power_error_padded</text:span></text:p>
          </draw:text-box>
        </draw:frame>
        <draw:connector draw:style-name="gr3" draw:text-style-name="P4" draw:layer="layout" svg:x1="6.704cm" svg:y1="5.445cm" svg:x2="6.734cm" svg:y2="7.985cm" draw:start-shape="id92" draw:start-glue-point="3" draw:end-shape="id94" svg:d="M6704 5445h-500v2540h530" svg:viewBox="0 0 531 2541">
          <text:p/>
        </draw:connector>
        <draw:rect draw:style-name="gr43" draw:text-style-name="P3" xml:id="id94" draw:id="id94" draw:layer="layout" svg:width="2.603cm" svg:height="1.27cm" svg:x="6.734cm" svg:y="7.35cm">
          <text:p text:style-name="P2"><text:span text:style-name="T2">Zero</text:span></text:p>
          <text:p text:style-name="P2"><text:span text:style-name="T2">padding</text:span></text:p>
        </draw:rect>
        <draw:connector draw:style-name="gr3" draw:text-style-name="P4" draw:layer="layout" svg:x1="9.337cm" svg:y1="7.985cm" svg:x2="10.569cm" svg:y2="9.255cm" draw:start-shape="id94" draw:start-glue-point="1" draw:end-shape="id95" draw:end-glue-point="3" svg:d="M9337 7985h616v1270h616" svg:viewBox="0 0 1233 1271">
          <text:p/>
        </draw:connector>
        <draw:rect draw:style-name="gr45" draw:text-style-name="P8" xml:id="id95" draw:id="id95" draw:layer="layout" svg:width="2.603cm" svg:height="1.27cm" svg:x="10.569cm" svg:y="8.62cm">
          <text:p text:style-name="P2"><text:span text:style-name="T2">Bit select</text:span></text:p>
          <text:p text:style-name="P2"><text:span text:style-name="T2">Mux</text:span></text:p>
        </draw:rect>
        <draw:frame draw:style-name="gr55" draw:text-style-name="P1" xml:id="id96" draw:id="id96" draw:layer="layout" svg:width="3.8cm" svg:height="1.27cm" svg:x="1.645cm" svg:y="11.16cm">
          <draw:text-box>
            <text:p><text:span text:style-name="T1">LOG2_AVG_LEN</text:span></text:p>
          </draw:text-box>
        </draw:frame>
        <draw:connector draw:style-name="gr3" draw:text-style-name="P4" draw:layer="layout" svg:x1="1cm" svg:y1="11.795cm" svg:x2="1.645cm" svg:y2="11.795cm" draw:end-shape="id96" draw:end-glue-point="3" svg:d="M1000 11795h645" svg:viewBox="0 0 646 1">
          <text:p/>
        </draw:connector>
        <draw:frame draw:style-name="gr56" draw:text-style-name="P1" xml:id="id97" draw:id="id97" draw:layer="layout" svg:width="4.634cm" svg:height="1.27cm" svg:x="1.635cm" svg:y="13.7cm">
          <draw:text-box>
            <text:p><text:span text:style-name="T1">NLOG2_LOOP_GAIN</text:span></text:p>
          </draw:text-box>
        </draw:frame>
        <draw:connector draw:style-name="gr3" draw:text-style-name="P4" draw:layer="layout" svg:x1="1cm" svg:y1="14.335cm" svg:x2="1.635cm" svg:y2="14.335cm" draw:end-shape="id97" draw:end-glue-point="3" svg:d="M1000 14335h635" svg:viewBox="0 0 636 1">
          <text:p/>
        </draw:connector>
        <draw:circle draw:style-name="gr43" draw:text-style-name="P3" xml:id="id98" draw:id="id98" draw:layer="layout" svg:width="1.27cm" svg:height="1.27cm" svg:x="6.715cm" svg:y="12.43cm">
          <text:p text:style-name="P2"><text:span text:style-name="T2">+</text:span></text:p>
        </draw:circle>
        <draw:connector draw:style-name="gr3" draw:text-style-name="P4" draw:layer="layout" svg:x1="5.445cm" svg:y1="11.795cm" svg:x2="7.35cm" svg:y2="12.43cm" draw:start-shape="id96" draw:start-glue-point="1" draw:end-shape="id98" draw:end-glue-point="0" svg:d="M5445 11795h1905v635" svg:viewBox="0 0 1906 636">
          <text:p/>
        </draw:connector>
        <draw:connector draw:style-name="gr3" draw:text-style-name="P4" draw:layer="layout" svg:x1="6.269cm" svg:y1="14.335cm" svg:x2="7.35cm" svg:y2="13.7cm" draw:start-shape="id97" draw:start-glue-point="1" draw:end-shape="id98" draw:end-glue-point="2" svg:d="M6269 14335h1081v-635" svg:viewBox="0 0 1082 636">
          <text:p/>
        </draw:connector>
        <draw:frame draw:style-name="gr57" draw:text-style-name="P1" xml:id="id99" draw:id="id99" draw:layer="layout" svg:width="2.551cm" svg:height="1.27cm" svg:x="8.736cm" svg:y="12.43cm">
          <draw:text-box>
            <text:p><text:span text:style-name="T1">gain_index</text:span></text:p>
          </draw:text-box>
        </draw:frame>
        <draw:connector draw:style-name="gr3" draw:text-style-name="P4" draw:layer="layout" svg:x1="7.985cm" svg:y1="13.065cm" svg:x2="8.736cm" svg:y2="13.065cm" draw:start-shape="id98" draw:start-glue-point="1" draw:end-shape="id99" draw:end-glue-point="3" svg:d="M7985 13065h751" svg:viewBox="0 0 752 1">
          <text:p/>
        </draw:connector>
        <draw:connector draw:style-name="gr3" draw:text-style-name="P4" draw:layer="layout" svg:x1="11.287cm" svg:y1="13.065cm" svg:x2="11.87cm" svg:y2="9.89cm" draw:start-shape="id99" draw:start-glue-point="1" draw:end-shape="id95" draw:end-glue-point="2" svg:d="M11287 13065h583v-3175" svg:viewBox="0 0 584 3176">
          <text:p/>
        </draw:connector>
        <draw:connector draw:style-name="gr3" draw:text-style-name="P4" draw:layer="layout" svg:x1="13.172cm" svg:y1="9.255cm" svg:x2="17.51cm" svg:y2="9.255cm" draw:start-shape="id95" draw:start-glue-point="1" draw:end-shape="id100" draw:end-glue-point="3" svg:d="M13172 9255h4338" svg:viewBox="0 0 4339 1">
          <text:p/>
        </draw:connector>
        <draw:frame draw:style-name="gr58" draw:text-style-name="P1" xml:id="id101" draw:id="id101" draw:layer="layout" svg:width="2.382cm" svg:height="1.27cm" svg:x="2.301cm" svg:y="18.78cm">
          <draw:text-box>
            <text:p><text:span text:style-name="T1">ENABLE</text:span></text:p>
          </draw:text-box>
        </draw:frame>
        <draw:connector draw:style-name="gr3" draw:text-style-name="P4" draw:layer="layout" svg:x1="0.992cm" svg:y1="19.425cm" svg:x2="2.301cm" svg:y2="19.415cm" draw:end-shape="id101" draw:end-glue-point="3" svg:d="M992 19425h405v-10h904" svg:viewBox="0 0 1310 11">
          <text:p/>
        </draw:connector>
        <draw:frame draw:style-name="gr58" draw:text-style-name="P1" xml:id="id102" draw:id="id102" draw:layer="layout" svg:width="2.382cm" svg:height="1.27cm" svg:x="2.309cm" svg:y="17.51cm">
          <draw:text-box>
            <text:p><text:span text:style-name="T1">UPDATE</text:span></text:p>
          </draw:text-box>
        </draw:frame>
        <draw:connector draw:style-name="gr3" draw:text-style-name="P4" draw:layer="layout" svg:x1="1cm" svg:y1="18.155cm" svg:x2="2.309cm" svg:y2="18.145cm" draw:end-shape="id102" draw:end-glue-point="3" svg:d="M1000 18155h405v-10h904" svg:viewBox="0 0 1310 11">
          <text:p/>
        </draw:connector>
        <draw:rect draw:style-name="gr43" draw:text-style-name="P3" xml:id="id103" draw:id="id103" draw:layer="layout" svg:width="1.27cm" svg:height="1.27cm" svg:x="28.94cm" svg:y="16.875cm">
          <text:p text:style-name="P2"><text:span text:style-name="T2">z</text:span><text:span text:style-name="T3">-1</text:span></text:p>
        </draw:rect>
        <draw:frame draw:style-name="gr51" draw:text-style-name="P1" xml:id="id104" draw:id="id104" draw:layer="layout" svg:width="2.458cm" svg:height="1.27cm" svg:x="31.48cm" svg:y="16.875cm">
          <draw:text-box>
            <text:p><text:span text:style-name="T1">d_corr_int</text:span></text:p>
          </draw:text-box>
        </draw:frame>
        <draw:connector draw:style-name="gr3" draw:text-style-name="P4" draw:layer="layout" svg:x1="30.21cm" svg:y1="17.51cm" svg:x2="31.48cm" svg:y2="17.51cm" draw:start-shape="id103" draw:start-glue-point="1" draw:end-shape="id104" draw:end-glue-point="3" svg:d="M30210 17510h1270" svg:viewBox="0 0 1271 1">
          <text:p/>
        </draw:connector>
        <draw:frame draw:style-name="gr59" draw:text-style-name="P1" xml:id="id105" draw:id="id105" draw:layer="layout" svg:width="2.741cm" svg:height="1.27cm" svg:x="25.466cm" svg:y="16.875cm">
          <draw:text-box>
            <text:p><text:span text:style-name="T1">next_d_corr</text:span></text:p>
          </draw:text-box>
        </draw:frame>
        <draw:connector draw:style-name="gr3" draw:text-style-name="P4" draw:layer="layout" svg:x1="28.207cm" svg:y1="17.51cm" svg:x2="28.94cm" svg:y2="17.51cm" draw:start-shape="id105" draw:start-glue-point="1" draw:end-shape="id103" draw:end-glue-point="3" svg:d="M28207 17510h733" svg:viewBox="0 0 734 1">
          <text:p/>
        </draw:connector>
        <draw:connector draw:style-name="gr3" draw:text-style-name="P4" draw:layer="layout" svg:x1="21.32cm" svg:y1="9.255cm" svg:x2="22.083cm" svg:y2="9.255cm" draw:start-shape="id106" draw:start-glue-point="1" draw:end-shape="id107" draw:end-glue-point="9" svg:d="M21320 9255h763" svg:viewBox="0 0 764 1">
          <text:p/>
        </draw:connector>
        <draw:circle draw:style-name="gr43" draw:text-style-name="P3" xml:id="id106" draw:id="id106" draw:layer="layout" svg:width="1.27cm" svg:height="1.27cm" svg:x="20.05cm" svg:y="8.62cm">
          <text:p text:style-name="P2"><text:span text:style-name="T2">+</text:span></text:p>
        </draw:circle>
        <draw:connector draw:style-name="gr3" draw:text-style-name="P4" draw:layer="layout" draw:line-skew="0cm -1.658cm" svg:x1="30.21cm" svg:y1="17.51cm" svg:x2="20.685cm" svg:y2="8.62cm" draw:start-shape="id103" draw:start-glue-point="1" draw:end-shape="id106" draw:end-glue-point="0" svg:d="M30210 17510h501v-11049h-10026v2159" svg:viewBox="0 0 10027 11050">
          <text:p/>
        </draw:connector>
        <draw:custom-shape draw:style-name="gr60" draw:text-style-name="P2" xml:id="id107" draw:id="id107" draw:layer="layout" svg:width="2.54cm" svg:height="0.635cm" draw:transform="rotate (1.5707963267949) translate (22.082cm 10.017cm)">
          <draw:glue-point draw:id="8" svg:x="-4.992cm" svg:y="-2.5cm"/>
          <draw:glue-point draw:id="9" svg:x="-4.992cm" svg:y="2cm"/>
          <draw:glue-point draw:id="10" svg:x="1.007cm" svg:y="2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60" draw:text-style-name="P2" xml:id="id108" draw:id="id108" draw:layer="layout" svg:width="2.54cm" svg:height="0.635cm" draw:transform="rotate (1.5707963267949) translate (24.069cm 18.78cm)">
          <draw:glue-point draw:id="8" svg:x="-4.992cm" svg:y="2.5cm"/>
          <draw:glue-point draw:id="9" svg:x="-4.992cm" svg:y="-2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4" draw:layer="layout" svg:x1="24.704cm" svg:y1="17.511cm" svg:x2="25.466cm" svg:y2="17.51cm" draw:start-shape="id108" draw:start-glue-point="6" draw:end-shape="id105" draw:end-glue-point="3" svg:d="M24704 17511h382v-1h380" svg:viewBox="0 0 763 2">
          <text:p/>
        </draw:connector>
        <draw:connector draw:style-name="gr3" draw:text-style-name="P4" draw:layer="layout" svg:x1="22.717cm" svg:y1="8.748cm" svg:x2="24.07cm" svg:y2="16.875cm" draw:start-shape="id107" draw:start-glue-point="6" draw:end-shape="id108" draw:end-glue-point="9" svg:d="M22717 8748h676v8127h677" svg:viewBox="0 0 1354 8128">
          <text:p/>
        </draw:connector>
        <draw:connector draw:style-name="gr3" draw:text-style-name="P4" draw:layer="layout" svg:x1="18.78cm" svg:y1="9.255cm" svg:x2="20.05cm" svg:y2="9.255cm" draw:start-shape="id100" draw:start-glue-point="1" draw:end-shape="id106" draw:end-glue-point="3" svg:d="M18780 9255h1270" svg:viewBox="0 0 1271 1">
          <text:p/>
        </draw:connector>
        <draw:frame draw:style-name="gr61" draw:text-style-name="P1" xml:id="id109" draw:id="id109" draw:layer="layout" svg:width="2.699cm" svg:height="1.27cm" svg:x="20.055cm" svg:y="17.51cm">
          <draw:text-box>
            <text:p><text:span text:style-name="T1">acc_prec_2</text:span></text:p>
          </draw:text-box>
        </draw:frame>
        <draw:connector draw:style-name="gr3" draw:text-style-name="P4" draw:layer="layout" svg:x1="22.754cm" svg:y1="18.145cm" svg:x2="24.07cm" svg:y2="18.145cm" draw:start-shape="id109" draw:start-glue-point="1" draw:end-shape="id108" draw:end-glue-point="8" svg:d="M22754 18145h1316" svg:viewBox="0 0 1317 1">
          <text:p/>
        </draw:connector>
        <draw:connector draw:style-name="gr3" draw:text-style-name="P4" draw:layer="layout" svg:x1="4.683cm" svg:y1="19.415cm" svg:x2="24.386cm" svg:y2="18.527cm" draw:start-shape="id101" draw:start-glue-point="1" draw:end-shape="id108" draw:end-glue-point="5" svg:d="M4683 19415h19703v-888" svg:viewBox="0 0 19704 889">
          <text:p/>
        </draw:connector>
        <draw:frame draw:style-name="gr62" draw:text-style-name="P1" draw:layer="layout" svg:width="2.458cm" svg:height="1.673cm" svg:x="23.135cm" svg:y="16.599cm">
          <draw:text-box>
            <text:p><text:span text:style-name="T1">1</text:span></text:p>
            <text:p><text:span text:style-name="T1"/></text:p>
            <text:p><text:span text:style-name="T1">0</text:span></text:p>
          </draw:text-box>
        </draw:frame>
        <draw:frame draw:style-name="gr63" draw:text-style-name="P1" xml:id="id110" draw:id="id110" draw:layer="layout" svg:width="3.753cm" svg:height="1.27cm" svg:x="1.627cm" svg:y="16.24cm">
          <draw:text-box>
            <text:p><text:span text:style-name="T1">loop_errors_valid</text:span></text:p>
          </draw:text-box>
        </draw:frame>
        <draw:connector draw:style-name="gr3" draw:text-style-name="P4" draw:layer="layout" svg:x1="1cm" svg:y1="16.885cm" svg:x2="1.627cm" svg:y2="16.875cm" draw:end-shape="id110" draw:end-glue-point="3" svg:d="M1000 16885h64v-10h563" svg:viewBox="0 0 628 11">
          <text:p/>
        </draw:connector>
        <draw:circle draw:style-name="gr43" draw:text-style-name="P3" xml:id="id111" draw:id="id111" draw:layer="layout" svg:width="1.27cm" svg:height="1.27cm" svg:x="8.62cm" svg:y="16.24cm">
          <text:p text:style-name="P2"><text:span text:style-name="T2">AND</text:span></text:p>
        </draw:circle>
        <draw:connector draw:style-name="gr3" draw:text-style-name="P4" draw:layer="layout" svg:x1="4.691cm" svg:y1="18.145cm" svg:x2="9.255cm" svg:y2="17.51cm" draw:start-shape="id102" draw:start-glue-point="1" draw:end-shape="id111" draw:end-glue-point="2" svg:d="M4691 18145h4564v-635" svg:viewBox="0 0 4565 636">
          <text:p/>
        </draw:connector>
        <draw:connector draw:style-name="gr3" draw:text-style-name="P4" draw:layer="layout" svg:x1="5.38cm" svg:y1="16.875cm" svg:x2="8.62cm" svg:y2="16.875cm" draw:start-shape="id110" draw:start-glue-point="1" draw:end-shape="id111" draw:end-glue-point="3" svg:d="M5380 16875h3240" svg:viewBox="0 0 3241 1">
          <text:p/>
        </draw:connector>
        <draw:connector draw:style-name="gr3" draw:text-style-name="P4" draw:layer="layout" svg:x1="9.89cm" svg:y1="16.875cm" svg:x2="22.399cm" svg:y2="9.764cm" draw:start-shape="id111" draw:start-glue-point="1" draw:end-shape="id107" draw:end-glue-point="5" svg:d="M9890 16875h12509v-7111" svg:viewBox="0 0 12510 7112">
          <text:p/>
        </draw:connector>
        <draw:frame draw:style-name="gr62" draw:text-style-name="P1" draw:layer="layout" svg:width="2.458cm" svg:height="1.673cm" svg:x="21.148cm" svg:y="7.836cm">
          <draw:text-box>
            <text:p><text:span text:style-name="T1">0</text:span></text:p>
            <text:p><text:span text:style-name="T1"/></text:p>
            <text:p><text:span text:style-name="T1">1</text:span></text:p>
          </draw:text-box>
        </draw:frame>
        <draw:connector draw:style-name="gr3" draw:text-style-name="P4" draw:layer="layout" svg:x1="20.685cm" svg:y1="8.62cm" svg:x2="22.083cm" svg:y2="8.112cm" draw:start-shape="id106" draw:start-glue-point="0" draw:end-shape="id107" draw:end-glue-point="8" svg:d="M20685 8620v-508h1398" svg:viewBox="0 0 1399 509">
          <text:p/>
        </draw:connector>
        <draw:frame draw:style-name="gr51" draw:text-style-name="P1" xml:id="id112" draw:id="id112" draw:layer="layout" svg:width="2.458cm" svg:height="1.27cm" svg:x="32.102cm" svg:y="18.78cm">
          <draw:text-box>
            <text:p><text:span text:style-name="T1">D_CORR</text:span></text:p>
          </draw:text-box>
        </draw:frame>
        <draw:connector draw:style-name="gr3" draw:text-style-name="P4" draw:layer="layout" draw:line-skew="-0.439cm" svg:x1="30.21cm" svg:y1="17.51cm" svg:x2="32.102cm" svg:y2="19.415cm" draw:start-shape="id103" draw:start-glue-point="1" draw:end-shape="id112" draw:end-glue-point="3" svg:d="M30210 17510h508v1905h1384" svg:viewBox="0 0 1893 1906">
          <text:p/>
        </draw:connector>
        <draw:frame draw:style-name="gr64" draw:text-style-name="P1" draw:layer="layout" svg:width="5.29cm" svg:height="1.27cm" svg:x="13.192cm" svg:y="7.731cm">
          <draw:text-box>
            <text:p><text:span text:style-name="T1">scaled_loop_power_error</text:span></text:p>
          </draw:text-box>
        </draw:frame>
        <draw:rect draw:style-name="gr43" draw:text-style-name="P3" xml:id="id100" draw:id="id100" draw:layer="layout" svg:width="1.27cm" svg:height="1.27cm" svg:x="17.51cm" svg:y="8.62cm">
          <text:p text:style-name="P2"><text:span text:style-name="T2">z</text:span><text:span text:style-name="T3">-1</text:span></text:p>
        </draw:rect>
      </draw:page>
      <draw:page draw:name="page4" draw:style-name="dp1" draw:master-page-name="Default">
        <draw:frame draw:style-name="gr65" draw:text-style-name="P1" xml:id="id113" draw:id="id113" draw:layer="layout" svg:width="3.609cm" svg:height="1.27cm" svg:x="1cm" svg:y="4.81cm">
          <draw:text-box>
            <text:p><text:span text:style-name="T1">i_corr_q_corr_r1</text:span></text:p>
          </draw:text-box>
        </draw:frame>
        <draw:rect draw:style-name="gr47" draw:text-style-name="P3" xml:id="id115" draw:id="id115" draw:layer="layout" svg:width="1.27cm" svg:height="1.27cm" svg:x="28.94cm" svg:y="4.81cm">
          <text:p text:style-name="P2"><text:span text:style-name="T2">z</text:span><text:span text:style-name="T3">-1</text:span></text:p>
        </draw:rect>
        <draw:connector draw:style-name="gr3" draw:text-style-name="P4" draw:layer="layout" svg:x1="4.609cm" svg:y1="5.445cm" svg:x2="4.81cm" svg:y2="5.445cm" draw:start-shape="id113" draw:start-glue-point="1" draw:end-shape="id114" draw:end-glue-point="3" svg:d="M4609 5445h201" svg:viewBox="0 0 202 1">
          <text:p/>
        </draw:connector>
        <draw:circle draw:style-name="gr47" draw:text-style-name="P3" xml:id="id114" draw:id="id114" draw:layer="layout" svg:width="1.27cm" svg:height="1.27cm" svg:x="4.81cm" svg:y="4.81cm">
          <text:p text:style-name="P2"><text:span text:style-name="T2">+</text:span></text:p>
        </draw:circle>
        <draw:connector draw:style-name="gr3" draw:text-style-name="P4" draw:layer="layout" draw:line-skew="0cm -0.769cm" svg:x1="30.21cm" svg:y1="5.445cm" svg:x2="5.445cm" svg:y2="4.81cm" draw:start-shape="id115" draw:start-glue-point="1" draw:end-shape="id114" draw:end-glue-point="0" svg:d="M30210 5445h501v-1905h-25266v1270" svg:viewBox="0 0 25267 1906">
          <text:p/>
        </draw:connector>
        <draw:connector draw:style-name="gr3" draw:text-style-name="P4" draw:layer="layout" svg:x1="6.08cm" svg:y1="5.445cm" svg:x2="6.7cm" svg:y2="5.445cm" draw:start-shape="id114" draw:start-glue-point="1" draw:end-shape="id116" draw:end-glue-point="3" svg:d="M6080 5445h620" svg:viewBox="0 0 621 1">
          <text:p/>
        </draw:connector>
        <draw:frame draw:style-name="gr66" draw:text-style-name="P1" xml:id="id116" draw:id="id116" draw:layer="layout" svg:width="3.829cm" svg:height="1.27cm" svg:x="6.7cm" svg:y="4.81cm">
          <draw:text-box>
            <text:p><text:span text:style-name="T1">next_phase_error</text:span></text:p>
          </draw:text-box>
        </draw:frame>
        <draw:connector draw:style-name="gr3" draw:text-style-name="P4" draw:layer="layout" svg:x1="10.529cm" svg:y1="5.445cm" svg:x2="28.94cm" svg:y2="5.445cm" draw:start-shape="id116" draw:start-glue-point="1" draw:end-shape="id115" draw:end-glue-point="3" svg:d="M10529 5445h18411" svg:viewBox="0 0 18412 1">
          <text:p/>
        </draw:connector>
        <draw:frame draw:style-name="gr67" draw:text-style-name="P1" xml:id="id117" draw:id="id117" draw:layer="layout" svg:width="2.792cm" svg:height="1.27cm" svg:x="31.475cm" svg:y="4.81cm">
          <draw:text-box>
            <text:p><text:span text:style-name="T1">phase_error</text:span></text:p>
          </draw:text-box>
        </draw:frame>
        <draw:connector draw:style-name="gr3" draw:text-style-name="P4" draw:layer="layout" svg:x1="30.21cm" svg:y1="5.445cm" svg:x2="31.475cm" svg:y2="5.445cm" draw:start-shape="id115" draw:start-glue-point="1" draw:end-shape="id117" draw:end-glue-point="3" svg:d="M30210 5445h1265" svg:viewBox="0 0 1266 1">
          <text:p/>
        </draw:connector>
        <draw:frame draw:style-name="gr68" draw:text-style-name="P1" draw:layer="layout" svg:width="5.489cm" svg:height="1.27cm" svg:x="9.354cm" svg:y="6.715cm">
          <draw:text-box>
            <text:p><text:span text:style-name="T1">next_phase_error_padded</text:span></text:p>
          </draw:text-box>
        </draw:frame>
        <draw:connector draw:style-name="gr3" draw:text-style-name="P4" draw:layer="layout" svg:x1="6.7cm" svg:y1="5.445cm" svg:x2="6.734cm" svg:y2="7.985cm" draw:start-shape="id116" draw:start-glue-point="3" draw:end-shape="id118" svg:d="M6700 5445h-500v2540h534" svg:viewBox="0 0 535 2541">
          <text:p/>
        </draw:connector>
        <draw:rect draw:style-name="gr47" draw:text-style-name="P3" xml:id="id118" draw:id="id118" draw:layer="layout" svg:width="2.603cm" svg:height="1.27cm" svg:x="6.734cm" svg:y="7.35cm">
          <text:p text:style-name="P2"><text:span text:style-name="T2">Zero</text:span></text:p>
          <text:p text:style-name="P2"><text:span text:style-name="T2">padding</text:span></text:p>
        </draw:rect>
        <draw:connector draw:style-name="gr3" draw:text-style-name="P4" draw:layer="layout" svg:x1="9.337cm" svg:y1="7.985cm" svg:x2="10.569cm" svg:y2="9.255cm" draw:start-shape="id118" draw:start-glue-point="1" draw:end-shape="id119" draw:end-glue-point="3" svg:d="M9337 7985h616v1270h616" svg:viewBox="0 0 1233 1271">
          <text:p/>
        </draw:connector>
        <draw:rect draw:style-name="gr69" draw:text-style-name="P8" xml:id="id119" draw:id="id119" draw:layer="layout" svg:width="2.603cm" svg:height="1.27cm" svg:x="10.569cm" svg:y="8.62cm">
          <text:p text:style-name="P2"><text:span text:style-name="T2">Bit select</text:span></text:p>
          <text:p text:style-name="P2"><text:span text:style-name="T2">Mux</text:span></text:p>
        </draw:rect>
        <draw:frame draw:style-name="gr70" draw:text-style-name="P1" xml:id="id120" draw:id="id120" draw:layer="layout" svg:width="3.8cm" svg:height="1.27cm" svg:x="1.645cm" svg:y="11.16cm">
          <draw:text-box>
            <text:p><text:span text:style-name="T1">LOG2_AVG_LEN</text:span></text:p>
          </draw:text-box>
        </draw:frame>
        <draw:connector draw:style-name="gr3" draw:text-style-name="P4" draw:layer="layout" svg:x1="1cm" svg:y1="11.795cm" svg:x2="1.645cm" svg:y2="11.795cm" draw:end-shape="id120" draw:end-glue-point="3" svg:d="M1000 11795h645" svg:viewBox="0 0 646 1">
          <text:p/>
        </draw:connector>
        <draw:frame draw:style-name="gr71" draw:text-style-name="P1" xml:id="id121" draw:id="id121" draw:layer="layout" svg:width="4.634cm" svg:height="1.27cm" svg:x="1.635cm" svg:y="13.7cm">
          <draw:text-box>
            <text:p><text:span text:style-name="T1">NLOG2_LOOP_GAIN</text:span></text:p>
          </draw:text-box>
        </draw:frame>
        <draw:connector draw:style-name="gr3" draw:text-style-name="P4" draw:layer="layout" svg:x1="1cm" svg:y1="14.335cm" svg:x2="1.635cm" svg:y2="14.335cm" draw:end-shape="id121" draw:end-glue-point="3" svg:d="M1000 14335h635" svg:viewBox="0 0 636 1">
          <text:p/>
        </draw:connector>
        <draw:circle draw:style-name="gr47" draw:text-style-name="P3" xml:id="id122" draw:id="id122" draw:layer="layout" svg:width="1.27cm" svg:height="1.27cm" svg:x="6.715cm" svg:y="12.43cm">
          <text:p text:style-name="P2"><text:span text:style-name="T2">+</text:span></text:p>
        </draw:circle>
        <draw:connector draw:style-name="gr3" draw:text-style-name="P4" draw:layer="layout" svg:x1="5.445cm" svg:y1="11.795cm" svg:x2="7.35cm" svg:y2="12.43cm" draw:start-shape="id120" draw:start-glue-point="1" draw:end-shape="id122" draw:end-glue-point="0" svg:d="M5445 11795h1905v635" svg:viewBox="0 0 1906 636">
          <text:p/>
        </draw:connector>
        <draw:connector draw:style-name="gr3" draw:text-style-name="P4" draw:layer="layout" svg:x1="6.269cm" svg:y1="14.335cm" svg:x2="7.35cm" svg:y2="13.7cm" draw:start-shape="id121" draw:start-glue-point="1" draw:end-shape="id122" draw:end-glue-point="2" svg:d="M6269 14335h1081v-635" svg:viewBox="0 0 1082 636">
          <text:p/>
        </draw:connector>
        <draw:frame draw:style-name="gr72" draw:text-style-name="P1" xml:id="id123" draw:id="id123" draw:layer="layout" svg:width="2.551cm" svg:height="1.27cm" svg:x="8.736cm" svg:y="12.43cm">
          <draw:text-box>
            <text:p><text:span text:style-name="T1">gain_index</text:span></text:p>
          </draw:text-box>
        </draw:frame>
        <draw:connector draw:style-name="gr3" draw:text-style-name="P4" draw:layer="layout" svg:x1="7.985cm" svg:y1="13.065cm" svg:x2="8.736cm" svg:y2="13.065cm" draw:start-shape="id122" draw:start-glue-point="1" draw:end-shape="id123" draw:end-glue-point="3" svg:d="M7985 13065h751" svg:viewBox="0 0 752 1">
          <text:p/>
        </draw:connector>
        <draw:connector draw:style-name="gr3" draw:text-style-name="P4" draw:layer="layout" svg:x1="11.287cm" svg:y1="13.065cm" svg:x2="11.87cm" svg:y2="9.89cm" draw:start-shape="id123" draw:start-glue-point="1" draw:end-shape="id119" draw:end-glue-point="2" svg:d="M11287 13065h583v-3175" svg:viewBox="0 0 584 3176">
          <text:p/>
        </draw:connector>
        <draw:connector draw:style-name="gr3" draw:text-style-name="P4" draw:layer="layout" svg:x1="13.172cm" svg:y1="9.255cm" svg:x2="17.51cm" svg:y2="9.255cm" draw:start-shape="id119" draw:start-glue-point="1" draw:end-shape="id124" draw:end-glue-point="3" svg:d="M13172 9255h4338" svg:viewBox="0 0 4339 1">
          <text:p/>
        </draw:connector>
        <draw:frame draw:style-name="gr73" draw:text-style-name="P1" xml:id="id125" draw:id="id125" draw:layer="layout" svg:width="2.382cm" svg:height="1.27cm" svg:x="2.301cm" svg:y="18.78cm">
          <draw:text-box>
            <text:p><text:span text:style-name="T1">ENABLE</text:span></text:p>
          </draw:text-box>
        </draw:frame>
        <draw:connector draw:style-name="gr3" draw:text-style-name="P4" draw:layer="layout" svg:x1="0.992cm" svg:y1="19.425cm" svg:x2="2.301cm" svg:y2="19.415cm" draw:end-shape="id125" draw:end-glue-point="3" svg:d="M992 19425h405v-10h904" svg:viewBox="0 0 1310 11">
          <text:p/>
        </draw:connector>
        <draw:frame draw:style-name="gr73" draw:text-style-name="P1" xml:id="id126" draw:id="id126" draw:layer="layout" svg:width="2.382cm" svg:height="1.27cm" svg:x="2.309cm" svg:y="17.51cm">
          <draw:text-box>
            <text:p><text:span text:style-name="T1">UPDATE</text:span></text:p>
          </draw:text-box>
        </draw:frame>
        <draw:connector draw:style-name="gr3" draw:text-style-name="P4" draw:layer="layout" svg:x1="1cm" svg:y1="18.155cm" svg:x2="2.309cm" svg:y2="18.145cm" draw:end-shape="id126" draw:end-glue-point="3" svg:d="M1000 18155h405v-10h904" svg:viewBox="0 0 1310 11">
          <text:p/>
        </draw:connector>
        <draw:rect draw:style-name="gr47" draw:text-style-name="P3" xml:id="id127" draw:id="id127" draw:layer="layout" svg:width="1.27cm" svg:height="1.27cm" svg:x="28.94cm" svg:y="16.875cm">
          <text:p text:style-name="P2"><text:span text:style-name="T2">z</text:span><text:span text:style-name="T3">-1</text:span></text:p>
        </draw:rect>
        <draw:frame draw:style-name="gr74" draw:text-style-name="P1" xml:id="id128" draw:id="id128" draw:layer="layout" svg:width="2.458cm" svg:height="1.27cm" svg:x="31.48cm" svg:y="16.875cm">
          <draw:text-box>
            <text:p><text:span text:style-name="T1">c_corr_int</text:span></text:p>
          </draw:text-box>
        </draw:frame>
        <draw:connector draw:style-name="gr3" draw:text-style-name="P4" draw:layer="layout" svg:x1="30.21cm" svg:y1="17.51cm" svg:x2="31.48cm" svg:y2="17.51cm" draw:start-shape="id127" draw:start-glue-point="1" draw:end-shape="id128" draw:end-glue-point="3" svg:d="M30210 17510h1270" svg:viewBox="0 0 1271 1">
          <text:p/>
        </draw:connector>
        <draw:frame draw:style-name="gr75" draw:text-style-name="P1" xml:id="id129" draw:id="id129" draw:layer="layout" svg:width="2.716cm" svg:height="1.27cm" svg:x="25.478cm" svg:y="16.875cm">
          <draw:text-box>
            <text:p><text:span text:style-name="T1">next_c_corr</text:span></text:p>
          </draw:text-box>
        </draw:frame>
        <draw:connector draw:style-name="gr3" draw:text-style-name="P4" draw:layer="layout" svg:x1="28.194cm" svg:y1="17.51cm" svg:x2="28.94cm" svg:y2="17.51cm" draw:start-shape="id129" draw:start-glue-point="1" draw:end-shape="id127" draw:end-glue-point="3" svg:d="M28194 17510h746" svg:viewBox="0 0 747 1">
          <text:p/>
        </draw:connector>
        <draw:connector draw:style-name="gr3" draw:text-style-name="P4" draw:layer="layout" svg:x1="21.32cm" svg:y1="9.255cm" svg:x2="22.083cm" svg:y2="9.255cm" draw:start-shape="id130" draw:start-glue-point="1" draw:end-shape="id131" draw:end-glue-point="9" svg:d="M21320 9255h763" svg:viewBox="0 0 764 1">
          <text:p/>
        </draw:connector>
        <draw:circle draw:style-name="gr47" draw:text-style-name="P3" xml:id="id130" draw:id="id130" draw:layer="layout" svg:width="1.27cm" svg:height="1.27cm" svg:x="20.05cm" svg:y="8.62cm">
          <text:p text:style-name="P2"><text:span text:style-name="T2">+</text:span></text:p>
        </draw:circle>
        <draw:connector draw:style-name="gr3" draw:text-style-name="P4" draw:layer="layout" draw:line-skew="0cm -1.658cm" svg:x1="30.21cm" svg:y1="17.51cm" svg:x2="20.685cm" svg:y2="8.62cm" draw:start-shape="id127" draw:start-glue-point="1" draw:end-shape="id130" draw:end-glue-point="0" svg:d="M30210 17510h501v-11049h-10026v2159" svg:viewBox="0 0 10027 11050">
          <text:p/>
        </draw:connector>
        <draw:custom-shape draw:style-name="gr76" draw:text-style-name="P2" xml:id="id131" draw:id="id131" draw:layer="layout" svg:width="2.54cm" svg:height="0.635cm" draw:transform="rotate (1.5707963267949) translate (22.082cm 10.017cm)">
          <draw:glue-point draw:id="8" svg:x="-4.992cm" svg:y="-2.5cm"/>
          <draw:glue-point draw:id="9" svg:x="-4.992cm" svg:y="2cm"/>
          <draw:glue-point draw:id="10" svg:x="1.007cm" svg:y="2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6" draw:text-style-name="P2" xml:id="id132" draw:id="id132" draw:layer="layout" svg:width="2.54cm" svg:height="0.635cm" draw:transform="rotate (1.5707963267949) translate (24.069cm 18.78cm)">
          <draw:glue-point draw:id="8" svg:x="-4.992cm" svg:y="2.5cm"/>
          <draw:glue-point draw:id="9" svg:x="-4.992cm" svg:y="-2.5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4" draw:layer="layout" svg:x1="24.704cm" svg:y1="17.511cm" svg:x2="25.478cm" svg:y2="17.51cm" draw:start-shape="id132" draw:start-glue-point="6" draw:end-shape="id129" draw:end-glue-point="3" svg:d="M24704 17511h388v-1h386" svg:viewBox="0 0 775 2">
          <text:p/>
        </draw:connector>
        <draw:connector draw:style-name="gr3" draw:text-style-name="P4" draw:layer="layout" svg:x1="22.717cm" svg:y1="8.748cm" svg:x2="24.07cm" svg:y2="16.875cm" draw:start-shape="id131" draw:start-glue-point="6" draw:end-shape="id132" draw:end-glue-point="9" svg:d="M22717 8748h676v8127h677" svg:viewBox="0 0 1354 8128">
          <text:p/>
        </draw:connector>
        <draw:connector draw:style-name="gr3" draw:text-style-name="P4" draw:layer="layout" svg:x1="18.78cm" svg:y1="9.255cm" svg:x2="20.05cm" svg:y2="9.255cm" draw:start-shape="id124" draw:start-glue-point="1" draw:end-shape="id130" draw:end-glue-point="3" svg:d="M18780 9255h1270" svg:viewBox="0 0 1271 1">
          <text:p/>
        </draw:connector>
        <draw:frame draw:style-name="gr74" draw:text-style-name="P1" xml:id="id133" draw:id="id133" draw:layer="layout" svg:width="2.458cm" svg:height="1.27cm" svg:x="20.175cm" svg:y="17.51cm">
          <draw:text-box>
            <text:p><text:span text:style-name="T1">zeros</text:span></text:p>
          </draw:text-box>
        </draw:frame>
        <draw:connector draw:style-name="gr3" draw:text-style-name="P4" draw:layer="layout" svg:x1="22.633cm" svg:y1="18.145cm" svg:x2="24.07cm" svg:y2="18.145cm" draw:start-shape="id133" draw:start-glue-point="1" draw:end-shape="id132" draw:end-glue-point="8" svg:d="M22633 18145h1437" svg:viewBox="0 0 1438 1">
          <text:p/>
        </draw:connector>
        <draw:connector draw:style-name="gr3" draw:text-style-name="P4" draw:layer="layout" svg:x1="4.683cm" svg:y1="19.415cm" svg:x2="24.386cm" svg:y2="18.527cm" draw:start-shape="id125" draw:start-glue-point="1" draw:end-shape="id132" draw:end-glue-point="5" svg:d="M4683 19415h19703v-888" svg:viewBox="0 0 19704 889">
          <text:p/>
        </draw:connector>
        <draw:frame draw:style-name="gr77" draw:text-style-name="P1" draw:layer="layout" svg:width="2.458cm" svg:height="1.673cm" svg:x="23.135cm" svg:y="16.599cm">
          <draw:text-box>
            <text:p><text:span text:style-name="T1">1</text:span></text:p>
            <text:p><text:span text:style-name="T1"/></text:p>
            <text:p><text:span text:style-name="T1">0</text:span></text:p>
          </draw:text-box>
        </draw:frame>
        <draw:frame draw:style-name="gr78" draw:text-style-name="P1" xml:id="id134" draw:id="id134" draw:layer="layout" svg:width="3.753cm" svg:height="1.27cm" svg:x="1.627cm" svg:y="16.24cm">
          <draw:text-box>
            <text:p><text:span text:style-name="T1">loop_errors_valid</text:span></text:p>
          </draw:text-box>
        </draw:frame>
        <draw:connector draw:style-name="gr3" draw:text-style-name="P4" draw:layer="layout" svg:x1="1cm" svg:y1="16.885cm" svg:x2="1.627cm" svg:y2="16.875cm" draw:end-shape="id134" draw:end-glue-point="3" svg:d="M1000 16885h64v-10h563" svg:viewBox="0 0 628 11">
          <text:p/>
        </draw:connector>
        <draw:circle draw:style-name="gr47" draw:text-style-name="P3" xml:id="id135" draw:id="id135" draw:layer="layout" svg:width="1.27cm" svg:height="1.27cm" svg:x="8.62cm" svg:y="16.24cm">
          <text:p text:style-name="P2"><text:span text:style-name="T2">AND</text:span></text:p>
        </draw:circle>
        <draw:connector draw:style-name="gr3" draw:text-style-name="P4" draw:layer="layout" svg:x1="4.691cm" svg:y1="18.145cm" svg:x2="9.255cm" svg:y2="17.51cm" draw:start-shape="id126" draw:start-glue-point="1" draw:end-shape="id135" draw:end-glue-point="2" svg:d="M4691 18145h4564v-635" svg:viewBox="0 0 4565 636">
          <text:p/>
        </draw:connector>
        <draw:connector draw:style-name="gr3" draw:text-style-name="P4" draw:layer="layout" svg:x1="5.38cm" svg:y1="16.875cm" svg:x2="8.62cm" svg:y2="16.875cm" draw:start-shape="id134" draw:start-glue-point="1" draw:end-shape="id135" draw:end-glue-point="3" svg:d="M5380 16875h3240" svg:viewBox="0 0 3241 1">
          <text:p/>
        </draw:connector>
        <draw:connector draw:style-name="gr3" draw:text-style-name="P4" draw:layer="layout" svg:x1="9.89cm" svg:y1="16.875cm" svg:x2="22.399cm" svg:y2="9.764cm" draw:start-shape="id135" draw:start-glue-point="1" draw:end-shape="id131" draw:end-glue-point="5" svg:d="M9890 16875h12509v-7111" svg:viewBox="0 0 12510 7112">
          <text:p/>
        </draw:connector>
        <draw:frame draw:style-name="gr77" draw:text-style-name="P1" draw:layer="layout" svg:width="2.458cm" svg:height="1.673cm" svg:x="21.148cm" svg:y="7.836cm">
          <draw:text-box>
            <text:p><text:span text:style-name="T1">0</text:span></text:p>
            <text:p><text:span text:style-name="T1"/></text:p>
            <text:p><text:span text:style-name="T1">1</text:span></text:p>
          </draw:text-box>
        </draw:frame>
        <draw:connector draw:style-name="gr3" draw:text-style-name="P4" draw:layer="layout" svg:x1="20.685cm" svg:y1="8.62cm" svg:x2="22.083cm" svg:y2="8.112cm" draw:start-shape="id130" draw:start-glue-point="0" draw:end-shape="id131" draw:end-glue-point="8" svg:d="M20685 8620v-508h1398" svg:viewBox="0 0 1399 509">
          <text:p/>
        </draw:connector>
        <draw:frame draw:style-name="gr74" draw:text-style-name="P1" xml:id="id136" draw:id="id136" draw:layer="layout" svg:width="2.458cm" svg:height="1.27cm" svg:x="32.102cm" svg:y="18.78cm">
          <draw:text-box>
            <text:p><text:span text:style-name="T1">C_CORR</text:span></text:p>
          </draw:text-box>
        </draw:frame>
        <draw:connector draw:style-name="gr3" draw:text-style-name="P4" draw:layer="layout" draw:line-skew="-0.439cm" svg:x1="30.21cm" svg:y1="17.51cm" svg:x2="32.102cm" svg:y2="19.415cm" draw:start-shape="id127" draw:start-glue-point="1" draw:end-shape="id136" draw:end-glue-point="3" svg:d="M30210 17510h508v1905h1384" svg:viewBox="0 0 1893 1906">
          <text:p/>
        </draw:connector>
        <draw:frame draw:style-name="gr33" draw:text-style-name="P6" draw:layer="layout" svg:width="1.905cm" svg:height="1.276cm" svg:x="18.907cm" svg:y="9.249cm">
          <draw:text-box>
            <text:p><text:span text:style-name="T4">-</text:span></text:p>
          </draw:text-box>
        </draw:frame>
        <draw:frame draw:style-name="gr79" draw:text-style-name="P1" draw:layer="layout" svg:width="5.298cm" svg:height="1.27cm" svg:x="13.222cm" svg:y="7.711cm">
          <draw:text-box>
            <text:p><text:span text:style-name="T1">scaled_loop_phase_error</text:span></text:p>
          </draw:text-box>
        </draw:frame>
        <draw:rect draw:style-name="gr47" draw:text-style-name="P3" xml:id="id124" draw:id="id124" draw:layer="layout" svg:width="1.27cm" svg:height="1.27cm" svg:x="17.51cm" svg:y="8.62cm">
          <text:p text:style-name="P2"><text:span text:style-name="T2">z</text:span><text:span text:style-name="T3">-1</text:span></text:p>
        </draw:rect>
      </draw:page>
      <draw:page draw:name="page5" draw:style-name="dp1" draw:master-page-name="Default">
        <draw:frame draw:style-name="gr80" draw:text-style-name="P1" xml:id="id137" draw:id="id137" draw:layer="layout" svg:width="1.586cm" svg:height="1.27cm" svg:x="1.044cm" svg:y="1cm">
          <draw:text-box>
            <text:p><text:span text:style-name="T1">DIN_I</text:span></text:p>
          </draw:text-box>
        </draw:frame>
        <draw:rect draw:style-name="gr81" draw:text-style-name="P3" xml:id="id138" draw:id="id138" draw:layer="layout" svg:width="1.27cm" svg:height="1.27cm" svg:x="6.084cm" svg:y="1cm">
          <text:p text:style-name="P2"><text:span text:style-name="T2">z</text:span><text:span text:style-name="T3">-1</text:span></text:p>
        </draw:rect>
        <draw:rect draw:style-name="gr81" draw:text-style-name="P3" xml:id="id139" draw:id="id139" draw:layer="layout" svg:width="1.27cm" svg:height="1.27cm" svg:x="25.13cm" svg:y="1cm">
          <text:p text:style-name="P2"><text:span text:style-name="T2">z</text:span><text:span text:style-name="T3">-1</text:span></text:p>
        </draw:rect>
        <draw:rect draw:style-name="gr81" draw:text-style-name="P3" xml:id="id140" draw:id="id140" draw:layer="layout" svg:width="1.27cm" svg:height="1.27cm" svg:x="28.94cm" svg:y="1cm">
          <text:p text:style-name="P2"><text:span text:style-name="T2">z</text:span><text:span text:style-name="T3">-1</text:span></text:p>
        </draw:rect>
        <draw:connector draw:style-name="gr3" draw:text-style-name="P4" draw:layer="layout" svg:x1="2.63cm" svg:y1="1.635cm" svg:x2="6.084cm" svg:y2="1.635cm" draw:start-shape="id137" draw:start-glue-point="1" draw:end-shape="id138" draw:end-glue-point="3" svg:d="M2630 1635h3454" svg:viewBox="0 0 3455 1">
          <text:p/>
        </draw:connector>
        <draw:connector draw:style-name="gr3" draw:text-style-name="P4" draw:layer="layout" svg:x1="26.4cm" svg:y1="1.635cm" svg:x2="28.94cm" svg:y2="1.635cm" draw:start-shape="id139" draw:start-glue-point="1" draw:end-shape="id140" draw:end-glue-point="3" svg:d="M26400 1635h2540" svg:viewBox="0 0 2541 1">
          <text:p/>
        </draw:connector>
        <draw:frame draw:style-name="gr82" draw:text-style-name="P1" xml:id="id142" draw:id="id142" draw:layer="layout" svg:width="2.06cm" svg:height="1.27cm" svg:x="32.5cm" svg:y="1cm">
          <draw:text-box>
            <text:p><text:span text:style-name="T1">DOUT_I</text:span></text:p>
          </draw:text-box>
        </draw:frame>
        <draw:connector draw:style-name="gr3" draw:text-style-name="P4" draw:layer="layout" svg:x1="7.354cm" svg:y1="1.635cm" svg:x2="25.13cm" svg:y2="1.635cm" draw:start-shape="id138" draw:start-glue-point="1" draw:end-shape="id139" draw:end-glue-point="3" svg:d="M7354 1635h17776" svg:viewBox="0 0 17777 1">
          <text:p/>
        </draw:connector>
        <draw:connector draw:style-name="gr3" draw:text-style-name="P4" draw:layer="layout" svg:x1="30.21cm" svg:y1="1.635cm" svg:x2="30.845cm" svg:y2="4.175cm" draw:start-shape="id140" draw:start-glue-point="1" draw:end-shape="id141" draw:end-glue-point="0" svg:d="M30210 1635h635v2540" svg:viewBox="0 0 636 2541">
          <text:p/>
        </draw:connector>
        <draw:connector draw:style-name="gr3" draw:text-style-name="P4" draw:layer="layout" svg:x1="30.21cm" svg:y1="1.635cm" svg:x2="32.5cm" svg:y2="1.635cm" draw:start-shape="id140" draw:end-shape="id142" draw:end-glue-point="3" svg:d="M30210 1635h2290" svg:viewBox="0 0 2291 1">
          <text:p/>
        </draw:connector>
        <draw:connector draw:style-name="gr3" draw:text-style-name="P4" draw:layer="layout" svg:x1="8.493cm" svg:y1="18.78cm" svg:x2="11.986cm" svg:y2="18.78cm" draw:end-shape="id143" draw:end-glue-point="3" svg:d="M8493 18780h3493" svg:viewBox="0 0 3494 1">
          <text:p/>
        </draw:connector>
        <draw:rect draw:style-name="gr83" draw:text-style-name="P8" xml:id="id143" draw:id="id143" draw:layer="layout" svg:width="2.603cm" svg:height="1.27cm" svg:x="11.986cm" svg:y="18.145cm">
          <text:p text:style-name="P2"><text:span text:style-name="T2">Saturate</text:span></text:p>
          <text:p text:style-name="P2"><text:span text:style-name="T2">Proc</text:span></text:p>
        </draw:rect>
        <draw:connector draw:style-name="gr3" draw:text-style-name="P4" draw:layer="layout" svg:x1="14.589cm" svg:y1="18.78cm" svg:x2="22.527cm" svg:y2="18.78cm" draw:start-shape="id143" draw:start-glue-point="1" draw:end-shape="id144" draw:end-glue-point="3" svg:d="M14589 18780h7938" svg:viewBox="0 0 7939 1">
          <text:p/>
        </draw:connector>
        <draw:rect draw:style-name="gr84" draw:text-style-name="P3" xml:id="id145" draw:id="id145" draw:layer="layout" svg:width="1.27cm" svg:height="1.27cm" svg:x="28.94cm" svg:y="18.145cm">
          <text:p text:style-name="P2"><text:span text:style-name="T2">z</text:span><text:span text:style-name="T3">-1</text:span></text:p>
        </draw:rect>
        <draw:rect draw:style-name="gr85" draw:text-style-name="P3" xml:id="id144" draw:id="id144" draw:layer="layout" svg:width="3.873cm" svg:height="1.27cm" svg:x="22.527cm" svg:y="18.145cm">
          <text:p text:style-name="P2"><text:span text:style-name="T2">round_conv</text:span></text:p>
          <text:p text:style-name="P2"><text:span text:style-name="T2">z</text:span><text:span text:style-name="T3">-1</text:span></text:p>
        </draw:rect>
        <draw:connector draw:style-name="gr3" draw:text-style-name="P4" draw:layer="layout" svg:x1="26.4cm" svg:y1="18.78cm" svg:x2="28.94cm" svg:y2="18.78cm" draw:start-shape="id144" draw:start-glue-point="1" draw:end-shape="id145" draw:end-glue-point="3" svg:d="M26400 18780h2540" svg:viewBox="0 0 2541 1">
          <text:p/>
        </draw:connector>
        <draw:frame draw:style-name="gr82" draw:text-style-name="P1" xml:id="id146" draw:id="id146" draw:layer="layout" svg:width="2.06cm" svg:height="1.27cm" svg:x="32.623cm" svg:y="18.145cm">
          <draw:text-box>
            <text:p><text:span text:style-name="T1">DOUT_I</text:span></text:p>
          </draw:text-box>
        </draw:frame>
        <draw:connector draw:style-name="gr3" draw:text-style-name="P4" draw:layer="layout" svg:x1="30.21cm" svg:y1="18.78cm" svg:x2="32.623cm" svg:y2="18.78cm" draw:start-shape="id145" draw:start-glue-point="1" draw:end-shape="id146" draw:end-glue-point="3" svg:d="M30210 18780h2413" svg:viewBox="0 0 2414 1">
          <text:p/>
        </draw:connector>
        <draw:connector draw:style-name="gr3" draw:text-style-name="P4" draw:layer="layout" svg:x1="30.21cm" svg:y1="18.78cm" svg:x2="30.845cm" svg:y2="14.977cm" draw:start-shape="id145" draw:start-glue-point="1" draw:end-shape="id147" draw:end-glue-point="0" svg:d="M30210 18780h1771v-4304h-1136v501" svg:viewBox="0 0 1772 4305">
          <text:p/>
        </draw:connector>
        <draw:rect draw:style-name="gr81" draw:text-style-name="P3" xml:id="id149" draw:id="id149" draw:layer="layout" svg:width="1.27cm" svg:height="1.27cm" svg:x="28.94cm" svg:y="4.175cm">
          <text:p text:style-name="P2"><text:span text:style-name="T2">z</text:span><text:span text:style-name="T3">-1</text:span></text:p>
        </draw:rect>
        <draw:circle draw:style-name="gr81" draw:text-style-name="P3" xml:id="id141" draw:id="id141" draw:layer="layout" svg:width="1.27cm" svg:height="1.27cm" svg:x="30.21cm" svg:y="4.175cm">
          <text:p text:style-name="P2"><text:span text:style-name="T2">X</text:span></text:p>
        </draw:circle>
        <draw:rect draw:style-name="gr81" draw:text-style-name="P3" xml:id="id159" draw:id="id159" draw:layer="layout" svg:width="1.27cm" svg:height="1.27cm" svg:x="28.94cm" svg:y="9.255cm">
          <text:p text:style-name="P2"><text:span text:style-name="T2">z</text:span><text:span text:style-name="T3">-1</text:span></text:p>
        </draw:rect>
        <draw:circle draw:style-name="gr81" draw:text-style-name="P3" xml:id="id148" draw:id="id148" draw:layer="layout" svg:width="1.27cm" svg:height="1.27cm" svg:x="30.21cm" svg:y="9.255cm">
          <text:p text:style-name="P2"><text:span text:style-name="T2">X</text:span></text:p>
        </draw:circle>
        <draw:rect draw:style-name="gr81" draw:text-style-name="P3" xml:id="id151" draw:id="id151" draw:layer="layout" svg:width="1.27cm" svg:height="1.27cm" svg:x="28.94cm" svg:y="14.977cm">
          <text:p text:style-name="P2"><text:span text:style-name="T2">z</text:span><text:span text:style-name="T3">-1</text:span></text:p>
        </draw:rect>
        <draw:circle draw:style-name="gr81" draw:text-style-name="P3" xml:id="id147" draw:id="id147" draw:layer="layout" svg:width="1.27cm" svg:height="1.27cm" svg:x="30.21cm" svg:y="14.977cm">
          <text:p text:style-name="P2"><text:span text:style-name="T2">X</text:span></text:p>
        </draw:circle>
        <draw:connector draw:style-name="gr3" draw:text-style-name="P4" draw:layer="layout" draw:line-skew="0cm 2.279cm" svg:x1="30.845cm" svg:y1="14.977cm" svg:x2="30.845cm" svg:y2="16.247cm" draw:start-shape="id147" draw:start-glue-point="0" draw:end-shape="id147" draw:end-glue-point="2" svg:d="M30845 14977v-501h1143v2272h-1143v-501" svg:viewBox="0 0 1144 2273">
          <text:p/>
        </draw:connector>
        <draw:connector draw:style-name="gr3" draw:text-style-name="P4" draw:layer="layout" draw:line-skew="0cm 2.279cm" svg:x1="30.845cm" svg:y1="4.175cm" svg:x2="30.845cm" svg:y2="5.445cm" draw:start-shape="id141" draw:start-glue-point="0" draw:end-shape="id141" draw:end-glue-point="2" svg:d="M30845 4175v-501h1143v2272h-1143v-501" svg:viewBox="0 0 1144 2273">
          <text:p/>
        </draw:connector>
        <draw:connector draw:style-name="gr3" draw:text-style-name="P4" draw:layer="layout" svg:x1="30.845cm" svg:y1="5.445cm" svg:x2="30.845cm" svg:y2="9.255cm" draw:start-shape="id141" draw:start-glue-point="2" draw:end-shape="id148" draw:end-glue-point="0" svg:d="M30845 5445v3810" svg:viewBox="0 0 1 3811">
          <text:p/>
        </draw:connector>
        <draw:connector draw:style-name="gr3" draw:text-style-name="P4" draw:layer="layout" svg:x1="30.845cm" svg:y1="14.977cm" svg:x2="30.845cm" svg:y2="10.525cm" draw:start-shape="id147" draw:start-glue-point="0" draw:end-shape="id148" draw:end-glue-point="2" svg:d="M30845 14977v-4452" svg:viewBox="0 0 1 4453">
          <text:p/>
        </draw:connector>
        <draw:rect draw:style-name="gr81" draw:text-style-name="P3" xml:id="id160" draw:id="id160" draw:layer="layout" svg:width="1.27cm" svg:height="1.27cm" svg:x="25.13cm" svg:y="13.072cm">
          <text:p text:style-name="P2"><text:span text:style-name="T2">z</text:span><text:span text:style-name="T3">-1</text:span></text:p>
        </draw:rect>
        <draw:circle draw:style-name="gr28" draw:text-style-name="P3" xml:id="id150" draw:id="id150" draw:layer="layout" svg:width="1.27cm" svg:height="1.27cm" svg:x="27.035cm" svg:y="4.175cm">
          <text:p text:style-name="P2"><text:span text:style-name="T2">+</text:span></text:p>
        </draw:circle>
        <draw:connector draw:style-name="gr3" draw:text-style-name="P4" draw:layer="layout" svg:x1="28.94cm" svg:y1="4.81cm" svg:x2="28.305cm" svg:y2="4.81cm" draw:start-shape="id149" draw:start-glue-point="3" draw:end-shape="id150" draw:end-glue-point="1" svg:d="M28940 4810h-635" svg:viewBox="0 0 636 1">
          <text:p/>
        </draw:connector>
        <draw:frame draw:style-name="gr33" draw:text-style-name="P6" draw:layer="layout" svg:width="1.905cm" svg:height="1.276cm" svg:x="26.146cm" svg:y="5.058cm">
          <draw:text-box>
            <text:p><text:span text:style-name="T4">-</text:span></text:p>
          </draw:text-box>
        </draw:frame>
        <draw:connector draw:style-name="gr3" draw:text-style-name="P4" draw:layer="layout" svg:x1="28.94cm" svg:y1="15.612cm" svg:x2="27.67cm" svg:y2="5.445cm" draw:start-shape="id151" draw:start-glue-point="3" draw:end-shape="id150" draw:end-glue-point="2" svg:d="M28940 15612h-1270v-10167" svg:viewBox="0 0 1271 10168">
          <text:p/>
        </draw:connector>
        <draw:frame draw:style-name="gr34" draw:text-style-name="P1" draw:layer="layout" svg:width="2.458cm" svg:height="1.27cm" svg:x="23.18cm" svg:y="5.445cm">
          <draw:text-box>
            <text:p><text:span text:style-name="T1">power_diff</text:span></text:p>
          </draw:text-box>
        </draw:frame>
        <draw:frame draw:style-name="gr36" draw:text-style-name="P1" draw:layer="layout" svg:width="3.609cm" svg:height="1.27cm" svg:x="23.225cm" svg:y="11.795cm">
          <draw:text-box>
            <text:p><text:span text:style-name="T1">i_corr_q_corr_r1</text:span></text:p>
          </draw:text-box>
        </draw:frame>
        <draw:rect draw:style-name="gr86" draw:text-style-name="P3" xml:id="id167" draw:id="id167" draw:layer="layout" svg:width="1.27cm" svg:height="1.27cm" svg:x="20.431cm" svg:y="4.175cm">
          <text:p text:style-name="P2"><text:span text:style-name="T2">Zero</text:span></text:p>
          <text:p text:style-name="P2"><text:span text:style-name="T2">pad</text:span></text:p>
        </draw:rect>
        <draw:rect draw:style-name="gr87" draw:text-style-name="P8" xml:id="id172" draw:id="id172" draw:layer="layout" svg:width="2.603cm" svg:height="1.27cm" svg:x="17.828cm" svg:y="4.175cm">
          <text:p text:style-name="P2"><text:span text:style-name="T2">Bit select</text:span></text:p>
          <text:p text:style-name="P2"><text:span text:style-name="T2">Mux</text:span></text:p>
        </draw:rect>
        <draw:circle draw:style-name="gr86" draw:text-style-name="P3" xml:id="id154" draw:id="id154" draw:layer="layout" svg:width="1.27cm" svg:height="1.27cm" svg:x="15.224cm" svg:y="4.175cm">
          <text:p text:style-name="P2"><text:span text:style-name="T2">+</text:span></text:p>
        </draw:circle>
        <draw:custom-shape draw:style-name="gr88" draw:text-style-name="P2" xml:id="id155" draw:id="id155" draw:layer="layout" svg:width="2.54cm" svg:height="0.635cm" draw:transform="rotate (1.5707963267949) translate (13.443cm 7.35cm)">
          <draw:glue-point draw:id="8" svg:x="4.992cm" svg:y="-2.5cm"/>
          <draw:glue-point draw:id="9" svg:x="4.992cm" svg:y="2cm"/>
          <draw:glue-point draw:id="10" svg:x="-0.976cm" svg:y="2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77" draw:text-style-name="P1" draw:layer="layout" svg:width="2.458cm" svg:height="1.673cm" svg:x="12.557cm" svg:y="5.318cm">
          <draw:text-box>
            <text:p><text:span text:style-name="T1">1</text:span></text:p>
            <text:p><text:span text:style-name="T1"/></text:p>
            <text:p><text:span text:style-name="T1">0</text:span></text:p>
          </draw:text-box>
        </draw:frame>
        <draw:connector draw:style-name="gr3" draw:text-style-name="P4" draw:layer="layout" svg:x1="25.13cm" svg:y1="4.81cm" svg:x2="23.86cm" svg:y2="4.81cm" draw:start-shape="id152" draw:end-shape="id153" svg:d="M25130 4810h-1270" svg:viewBox="0 0 1271 1">
          <text:p/>
        </draw:connector>
        <draw:connector draw:style-name="gr3" draw:text-style-name="P4" draw:layer="layout" svg:x1="15.224cm" svg:y1="4.81cm" svg:x2="14.077cm" svg:y2="5.445cm" draw:start-shape="id154" draw:start-glue-point="3" draw:end-shape="id155" draw:end-glue-point="8" svg:d="M15224 4810h-572v635h-575" svg:viewBox="0 0 1148 636">
          <text:p/>
        </draw:connector>
        <draw:custom-shape draw:style-name="gr89" draw:text-style-name="P2" xml:id="id156" draw:id="id156" draw:layer="layout" svg:width="2.54cm" svg:height="0.635cm" draw:transform="rotate (1.5707963267949) translate (10.903cm 6.715cm)">
          <draw:glue-point draw:id="8" svg:x="4.992cm" svg:y="2.5cm"/>
          <draw:glue-point draw:id="9" svg:x="4.992cm" svg:y="-2.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4" draw:layer="layout" svg:x1="10.905cm" svg:y1="5.446cm" svg:x2="9.89cm" svg:y2="5.445cm" draw:start-shape="id156" draw:start-glue-point="6" draw:end-shape="id157" draw:end-glue-point="1" svg:d="M10905 5446h-508v-1h-507" svg:viewBox="0 0 1016 2">
          <text:p/>
        </draw:connector>
        <draw:frame draw:style-name="gr61" draw:text-style-name="P1" xml:id="id158" draw:id="id158" draw:layer="layout" svg:width="2.699cm" svg:height="1.27cm" svg:x="12.811cm" svg:y="2.905cm">
          <draw:text-box>
            <text:p><text:span text:style-name="T1">acc_prec_2</text:span></text:p>
          </draw:text-box>
        </draw:frame>
        <draw:frame draw:style-name="gr90" draw:text-style-name="P1" draw:layer="layout" svg:width="2.572cm" svg:height="1.673cm" svg:x="9.89cm" svg:y="4.683cm">
          <draw:text-box>
            <text:p><text:span text:style-name="T1">0</text:span></text:p>
            <text:p><text:span text:style-name="T1"/></text:p>
            <text:p><text:span text:style-name="T1">1</text:span></text:p>
          </draw:text-box>
        </draw:frame>
        <draw:rect draw:style-name="gr43" draw:text-style-name="P3" xml:id="id157" draw:id="id157" draw:layer="layout" svg:width="1.27cm" svg:height="1.27cm" svg:x="8.62cm" svg:y="4.81cm">
          <text:p text:style-name="P2"><text:span text:style-name="T2">z</text:span><text:span text:style-name="T3">-1</text:span></text:p>
        </draw:rect>
        <draw:connector draw:style-name="gr3" draw:text-style-name="P4" draw:layer="layout" draw:line-skew="-0.007cm 3.423cm" svg:x1="8.62cm" svg:y1="5.445cm" svg:x2="14.077cm" svg:y2="6.588cm" draw:start-shape="id157" draw:start-glue-point="3" draw:end-shape="id155" draw:end-glue-point="9" svg:d="M8620 5445h-508v2286h6468v-1143h-503" svg:viewBox="0 0 6469 2287">
          <text:p/>
        </draw:connector>
        <draw:connector draw:style-name="gr3" draw:text-style-name="P4" draw:layer="layout" svg:x1="13.445cm" svg:y1="6.081cm" svg:x2="11.537cm" svg:y2="6.08cm" draw:start-shape="id155" draw:start-glue-point="6" draw:end-shape="id156" draw:end-glue-point="8" svg:d="M13445 6081h-954v-1h-954" svg:viewBox="0 0 1909 2">
          <text:p/>
        </draw:connector>
        <draw:connector draw:style-name="gr3" draw:text-style-name="P4" draw:layer="layout" svg:x1="12.811cm" svg:y1="3.54cm" svg:x2="11.537cm" svg:y2="4.81cm" draw:start-shape="id158" draw:start-glue-point="3" draw:end-shape="id156" draw:end-glue-point="9" svg:d="M12811 3540h-635v1270h-639" svg:viewBox="0 0 1275 1271">
          <text:p/>
        </draw:connector>
        <draw:connector draw:style-name="gr3" draw:text-style-name="P4" draw:layer="layout" draw:type="curve" svg:x1="28.94cm" svg:y1="9.89cm" svg:x2="26.4cm" svg:y2="13.707cm" draw:start-shape="id159" draw:start-glue-point="3" draw:end-shape="id160" draw:end-glue-point="1" svg:d="M28940 9890c-1905 0-635 3817-2540 3817" svg:viewBox="0 0 2541 3818">
          <text:p/>
        </draw:connector>
        <draw:rect draw:style-name="gr86" draw:text-style-name="P3" xml:id="id170" draw:id="id170" draw:layer="layout" svg:width="1.27cm" svg:height="1.27cm" svg:x="20.431cm" svg:y="13.072cm">
          <text:p text:style-name="P2"><text:span text:style-name="T2">Zero</text:span></text:p>
          <text:p text:style-name="P2"><text:span text:style-name="T2">pad</text:span></text:p>
        </draw:rect>
        <draw:rect draw:style-name="gr87" draw:text-style-name="P8" xml:id="id171" draw:id="id171" draw:layer="layout" svg:width="2.603cm" svg:height="1.27cm" svg:x="17.828cm" svg:y="13.072cm">
          <text:p text:style-name="P2"><text:span text:style-name="T2">Bit select</text:span></text:p>
          <text:p text:style-name="P2"><text:span text:style-name="T2">Mux</text:span></text:p>
        </draw:rect>
        <draw:circle draw:style-name="gr86" draw:text-style-name="P3" xml:id="id161" draw:id="id161" draw:layer="layout" svg:width="1.27cm" svg:height="1.27cm" svg:x="15.224cm" svg:y="13.072cm">
          <text:p text:style-name="P2"><text:span text:style-name="T2">+</text:span></text:p>
        </draw:circle>
        <draw:custom-shape draw:style-name="gr88" draw:text-style-name="P2" xml:id="id162" draw:id="id162" draw:layer="layout" svg:width="2.54cm" svg:height="0.635cm" draw:transform="rotate (1.5707963267949) translate (13.443cm 16.247cm)">
          <draw:glue-point draw:id="8" svg:x="4.992cm" svg:y="-2.5cm"/>
          <draw:glue-point draw:id="9" svg:x="4.992cm" svg:y="2cm"/>
          <draw:glue-point draw:id="10" svg:x="-0.976cm" svg:y="2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frame draw:style-name="gr77" draw:text-style-name="P1" draw:layer="layout" svg:width="2.458cm" svg:height="1.673cm" svg:x="12.557cm" svg:y="14.215cm">
          <draw:text-box>
            <text:p><text:span text:style-name="T1">1</text:span></text:p>
            <text:p><text:span text:style-name="T1"/></text:p>
            <text:p><text:span text:style-name="T1">0</text:span></text:p>
          </draw:text-box>
        </draw:frame>
        <draw:connector draw:style-name="gr3" draw:text-style-name="P4" draw:layer="layout" svg:x1="15.224cm" svg:y1="13.707cm" svg:x2="14.077cm" svg:y2="14.342cm" draw:start-shape="id161" draw:start-glue-point="3" draw:end-shape="id162" draw:end-glue-point="8" svg:d="M15224 13707h-572v635h-575" svg:viewBox="0 0 1148 636">
          <text:p/>
        </draw:connector>
        <draw:custom-shape draw:style-name="gr89" draw:text-style-name="P2" xml:id="id163" draw:id="id163" draw:layer="layout" svg:width="2.54cm" svg:height="0.635cm" draw:transform="rotate (1.5707963267949) translate (10.903cm 15.612cm)">
          <draw:glue-point draw:id="8" svg:x="4.992cm" svg:y="2.5cm"/>
          <draw:glue-point draw:id="9" svg:x="4.992cm" svg:y="-2.5cm"/>
          <text:p/>
          <draw:enhanced-geometry svg:viewBox="0 0 21600 21600" draw:mirror-horizontal="true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3" draw:text-style-name="P4" draw:layer="layout" svg:x1="10.905cm" svg:y1="14.343cm" svg:x2="9.89cm" svg:y2="14.342cm" draw:start-shape="id163" draw:start-glue-point="6" draw:end-shape="id164" draw:end-glue-point="1" svg:d="M10905 14343h-508v-1h-507" svg:viewBox="0 0 1016 2">
          <text:p/>
        </draw:connector>
        <draw:frame draw:style-name="gr90" draw:text-style-name="P1" draw:layer="layout" svg:width="2.572cm" svg:height="1.673cm" svg:x="9.89cm" svg:y="13.58cm">
          <draw:text-box>
            <text:p><text:span text:style-name="T1">0</text:span></text:p>
            <text:p><text:span text:style-name="T1"/></text:p>
            <text:p><text:span text:style-name="T1">1</text:span></text:p>
          </draw:text-box>
        </draw:frame>
        <draw:rect draw:style-name="gr43" draw:text-style-name="P3" xml:id="id164" draw:id="id164" draw:layer="layout" svg:width="1.27cm" svg:height="1.27cm" svg:x="8.62cm" svg:y="13.707cm">
          <text:p text:style-name="P2"><text:span text:style-name="T2">z</text:span><text:span text:style-name="T3">-1</text:span></text:p>
        </draw:rect>
        <draw:connector draw:style-name="gr3" draw:text-style-name="P4" draw:layer="layout" draw:line-skew="-0.007cm 3.423cm" svg:x1="8.62cm" svg:y1="14.342cm" svg:x2="14.077cm" svg:y2="15.485cm" draw:start-shape="id164" draw:start-glue-point="3" draw:end-shape="id162" draw:end-glue-point="9" svg:d="M8620 14342h-508v2286h6468v-1143h-503" svg:viewBox="0 0 6469 2287">
          <text:p/>
        </draw:connector>
        <draw:connector draw:style-name="gr3" draw:text-style-name="P4" draw:layer="layout" svg:x1="13.445cm" svg:y1="14.978cm" svg:x2="11.537cm" svg:y2="14.977cm" draw:start-shape="id162" draw:start-glue-point="6" draw:end-shape="id163" draw:end-glue-point="8" svg:d="M13445 14978h-954v-1h-954" svg:viewBox="0 0 1909 2">
          <text:p/>
        </draw:connector>
        <draw:connector draw:style-name="gr3" draw:text-style-name="P4" draw:layer="layout" svg:x1="12.811cm" svg:y1="12.43cm" svg:x2="11.537cm" svg:y2="13.707cm" draw:start-shape="id165" draw:end-shape="id163" draw:end-glue-point="9" svg:d="M12811 12430h-635v1277h-639" svg:viewBox="0 0 1275 1278">
          <text:p/>
        </draw:connector>
        <draw:connector draw:style-name="gr3" draw:text-style-name="P4" draw:layer="layout" draw:type="curve" svg:x1="25.13cm" svg:y1="13.707cm" svg:x2="23.86cm" svg:y2="13.707cm" draw:start-shape="id160" draw:start-glue-point="3" draw:end-shape="id166" svg:d="M25130 13707h-1270" svg:viewBox="0 0 1271 1">
          <text:p/>
        </draw:connector>
        <draw:frame draw:style-name="gr51" draw:text-style-name="P1" xml:id="id165" draw:id="id165" draw:layer="layout" svg:width="2.458cm" svg:height="1.27cm" svg:x="12.811cm" svg:y="11.795cm">
          <draw:text-box>
            <text:p><text:span text:style-name="T1">ZEROS</text:span></text:p>
          </draw:text-box>
        </draw:frame>
        <draw:rect draw:style-name="gr81" draw:text-style-name="P3" xml:id="id152" draw:id="id152" draw:layer="layout" svg:width="1.27cm" svg:height="1.27cm" svg:x="25.13cm" svg:y="4.175cm">
          <text:p text:style-name="P2"><text:span text:style-name="T2">z</text:span><text:span text:style-name="T3">-1</text:span></text:p>
        </draw:rect>
        <draw:connector draw:style-name="gr3" draw:text-style-name="P4" draw:layer="layout" svg:x1="27.035cm" svg:y1="4.81cm" svg:x2="26.4cm" svg:y2="4.81cm" draw:start-shape="id150" draw:start-glue-point="3" draw:end-shape="id152" draw:end-glue-point="1" svg:d="M27035 4810h-635" svg:viewBox="0 0 636 1">
          <text:p/>
        </draw:connector>
        <draw:connector draw:style-name="gr3" draw:text-style-name="P4" draw:layer="layout" svg:x1="14.077cm" svg:y1="6.588cm" svg:x2="15.859cm" svg:y2="5.445cm" draw:start-shape="id155" draw:start-glue-point="9" draw:end-shape="id154" draw:end-glue-point="2" svg:d="M14077 6588h1782v-1143" svg:viewBox="0 0 1783 1144">
          <text:p/>
        </draw:connector>
        <draw:connector draw:style-name="gr3" draw:text-style-name="P4" draw:layer="layout" svg:x1="14.077cm" svg:y1="15.485cm" svg:x2="15.859cm" svg:y2="14.342cm" draw:start-shape="id162" draw:start-glue-point="9" draw:end-shape="id161" draw:end-glue-point="2" svg:d="M14077 15485h1782v-1143" svg:viewBox="0 0 1783 1144">
          <text:p/>
        </draw:connector>
        <draw:circle draw:style-name="gr28" draw:text-style-name="P3" xml:id="id153" draw:id="id153" draw:layer="layout" svg:width="1.27cm" svg:height="1.27cm" svg:x="22.59cm" svg:y="4.175cm">
          <text:p text:style-name="P2"><text:span text:style-name="T2">+</text:span></text:p>
        </draw:circle>
        <draw:connector draw:style-name="gr3" draw:text-style-name="P4" draw:layer="layout" svg:x1="22.59cm" svg:y1="4.81cm" svg:x2="21.701cm" svg:y2="4.81cm" draw:start-shape="id153" draw:start-glue-point="3" draw:end-shape="id167" draw:end-glue-point="1" svg:d="M22590 4810h-889" svg:viewBox="0 0 890 1">
          <text:p/>
        </draw:connector>
        <draw:rect draw:style-name="gr81" draw:text-style-name="P3" xml:id="id168" draw:id="id168" draw:layer="layout" svg:width="1.27cm" svg:height="1.27cm" svg:x="22.59cm" svg:y="2.27cm">
          <text:p text:style-name="P2"><text:span text:style-name="T2">z</text:span><text:span text:style-name="T3">-1</text:span></text:p>
        </draw:rect>
        <draw:connector draw:style-name="gr3" draw:text-style-name="P4" draw:layer="layout" svg:x1="22.59cm" svg:y1="4.81cm" svg:x2="22.59cm" svg:y2="2.905cm" draw:start-shape="id153" draw:start-glue-point="3" draw:end-shape="id168" draw:end-glue-point="3" svg:d="M22590 4810h-501v-1905h501" svg:viewBox="0 0 502 1906">
          <text:p/>
        </draw:connector>
        <draw:connector draw:style-name="gr3" draw:text-style-name="P4" draw:layer="layout" svg:x1="23.225cm" svg:y1="3.54cm" svg:x2="23.225cm" svg:y2="4.175cm" draw:start-shape="id168" draw:start-glue-point="2" draw:end-shape="id153" draw:end-glue-point="0" svg:d="M23225 3540v635" svg:viewBox="0 0 1 636">
          <text:p/>
        </draw:connector>
        <draw:circle draw:style-name="gr28" draw:text-style-name="P3" xml:id="id166" draw:id="id166" draw:layer="layout" svg:width="1.27cm" svg:height="1.27cm" svg:x="22.59cm" svg:y="13.072cm">
          <text:p text:style-name="P2"><text:span text:style-name="T2">+</text:span></text:p>
        </draw:circle>
        <draw:rect draw:style-name="gr81" draw:text-style-name="P3" xml:id="id169" draw:id="id169" draw:layer="layout" svg:width="1.27cm" svg:height="1.27cm" svg:x="22.59cm" svg:y="14.977cm">
          <text:p text:style-name="P2"><text:span text:style-name="T2">z</text:span><text:span text:style-name="T3">-1</text:span></text:p>
        </draw:rect>
        <draw:connector draw:style-name="gr3" draw:text-style-name="P4" draw:layer="layout" svg:x1="22.59cm" svg:y1="13.707cm" svg:x2="22.59cm" svg:y2="15.612cm" draw:start-shape="id166" draw:start-glue-point="3" draw:end-shape="id169" svg:d="M22590 13707h-501v1905h501" svg:viewBox="0 0 502 1906">
          <text:p/>
        </draw:connector>
        <draw:connector draw:style-name="gr3" draw:text-style-name="P4" draw:layer="layout" svg:x1="23.225cm" svg:y1="14.977cm" svg:x2="23.225cm" svg:y2="14.342cm" draw:start-shape="id169" draw:start-glue-point="0" draw:end-shape="id166" draw:end-glue-point="2" svg:d="M23225 14977v-635" svg:viewBox="0 0 1 636">
          <text:p/>
        </draw:connector>
        <draw:connector draw:style-name="gr3" draw:text-style-name="P4" draw:layer="layout" svg:x1="22.59cm" svg:y1="13.707cm" svg:x2="21.701cm" svg:y2="13.707cm" draw:start-shape="id166" draw:start-glue-point="3" draw:end-shape="id170" draw:end-glue-point="1" svg:d="M22590 13707h-889" svg:viewBox="0 0 890 1">
          <text:p/>
        </draw:connector>
        <draw:frame draw:style-name="gr33" draw:text-style-name="P6" draw:layer="layout" svg:width="1.905cm" svg:height="1.276cm" svg:x="15.478cm" svg:y="12.17cm">
          <draw:text-box>
            <text:p><text:span text:style-name="T4">-</text:span></text:p>
          </draw:text-box>
        </draw:frame>
        <draw:frame draw:style-name="gr91" draw:text-style-name="P10" draw:layer="layout" svg:width="33.56cm" svg:height="10.414cm" svg:x="1cm" svg:y="4.048cm">
          <draw:text-box>
            <text:p><text:span text:style-name="T5">ORIGINAL</text:span></text:p>
          </draw:text-box>
        </draw:frame>
        <draw:custom-shape draw:style-name="gr25" draw:text-style-name="P7" draw:layer="layout" svg:width="5.08cm" svg:height="3.302cm" svg:x="26.781cm" svg:y="3.032cm">
          <text:p text:style-name="P2"><text:span text:style-name="T2">DSP48E1</text:span></text:p>
          <text:p text:style-name="P2"><text:span text:style-name="T2"/></text:p>
          <text:p text:style-name="P2"><text:span text:style-name="T2">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5.08cm" svg:height="3.302cm" svg:x="27.035cm" svg:y="8.112cm">
          <text:p text:style-name="P2"><text:span text:style-name="T2">DSP48E1</text:span></text:p>
          <text:p text:style-name="P2"><text:span text:style-name="T2"/></text:p>
          <text:p text:style-name="P2"><text:span text:style-name="T2">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5.08cm" svg:height="3.302cm" svg:x="26.908cm" svg:y="13.827cm">
          <text:p text:style-name="P2"><text:span text:style-name="T2">DSP48E1</text:span></text:p>
          <text:p text:style-name="P2"><text:span text:style-name="T2"/></text:p>
          <text:p text:style-name="P2"><text:span text:style-name="T2">x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7.828cm" svg:y1="13.707cm" svg:x2="16.494cm" svg:y2="13.707cm" draw:start-shape="id171" draw:start-glue-point="3" draw:end-shape="id161" draw:end-glue-point="1" svg:d="M17828 13707h-1334" svg:viewBox="0 0 1335 1">
          <text:p/>
        </draw:connector>
        <draw:connector draw:style-name="gr3" draw:text-style-name="P4" draw:layer="layout" svg:x1="17.828cm" svg:y1="4.81cm" svg:x2="16.494cm" svg:y2="4.81cm" draw:start-shape="id172" draw:start-glue-point="3" draw:end-shape="id154" draw:end-glue-point="1" svg:d="M17828 4810h-1334" svg:viewBox="0 0 1335 1">
          <text:p/>
        </draw:connector>
        <draw:circle draw:style-name="gr5" draw:text-style-name="P3" xml:id="id173" draw:id="id173" draw:layer="layout" svg:width="1.27cm" svg:height="1.27cm" svg:x="2.895cm" svg:y="3.54cm">
          <text:p text:style-name="P2"><text:span text:style-name="T2">X</text:span></text:p>
        </draw:circle>
        <draw:rect draw:style-name="gr5" draw:text-style-name="P3" xml:id="id174" draw:id="id174" draw:layer="layout" svg:width="1.27cm" svg:height="1.27cm" svg:x="5.446cm" svg:y="3.54cm">
          <text:p text:style-name="P2"><text:span text:style-name="T2">z</text:span><text:span text:style-name="T3">-1</text:span></text:p>
        </draw:rect>
        <draw:connector draw:style-name="gr3" draw:text-style-name="P4" draw:layer="layout" svg:x1="4.165cm" svg:y1="4.175cm" svg:x2="5.446cm" svg:y2="4.175cm" draw:start-shape="id173" draw:start-glue-point="1" draw:end-shape="id174" draw:end-glue-point="3" svg:d="M4165 4175h1281" svg:viewBox="0 0 1282 1">
          <text:p/>
        </draw:connector>
        <draw:frame draw:style-name="gr6" draw:text-style-name="P1" xml:id="id175" draw:id="id175" draw:layer="layout" svg:width="2.365cm" svg:height="1.27cm" svg:x="2.398cm" svg:y="6.08cm">
          <draw:text-box>
            <text:p><text:span text:style-name="T1">c_corr_int</text:span></text:p>
          </draw:text-box>
        </draw:frame>
        <draw:connector draw:style-name="gr3" draw:text-style-name="P4" draw:layer="layout" svg:x1="3.58cm" svg:y1="6.08cm" svg:x2="3.53cm" svg:y2="4.81cm" draw:start-shape="id175" draw:start-glue-point="0" draw:end-shape="id173" draw:end-glue-point="2" svg:d="M3580 6080v-634h-50v-636" svg:viewBox="0 0 51 1271">
          <text:p/>
        </draw:connector>
        <draw:frame draw:style-name="gr7" draw:text-style-name="P1" xml:id="id176" draw:id="id176" draw:layer="layout" svg:width="1.797cm" svg:height="1.27cm" svg:x="1.001cm" svg:y="19.32cm">
          <draw:text-box>
            <text:p><text:span text:style-name="T1">DIN_Q</text:span></text:p>
          </draw:text-box>
        </draw:frame>
        <draw:connector draw:style-name="gr3" draw:text-style-name="P4" draw:layer="layout" svg:x1="2.798cm" svg:y1="19.955cm" svg:x2="3.541cm" svg:y2="19.415cm" draw:start-shape="id176" draw:start-glue-point="1" draw:end-shape="id177" draw:end-glue-point="2" svg:d="M2798 19955h743v-540" svg:viewBox="0 0 744 541">
          <text:p/>
        </draw:connector>
        <draw:circle draw:style-name="gr5" draw:text-style-name="P3" xml:id="id177" draw:id="id177" draw:layer="layout" svg:width="1.27cm" svg:height="1.27cm" svg:x="2.906cm" svg:y="18.145cm">
          <text:p text:style-name="P2"><text:span text:style-name="T2">X</text:span></text:p>
        </draw:circle>
        <draw:rect draw:style-name="gr5" draw:text-style-name="P3" xml:id="id178" draw:id="id178" draw:layer="layout" svg:width="1.27cm" svg:height="1.27cm" svg:x="5.446cm" svg:y="18.145cm">
          <text:p text:style-name="P2"><text:span text:style-name="T2">z</text:span><text:span text:style-name="T3">-1</text:span></text:p>
        </draw:rect>
        <draw:connector draw:style-name="gr3" draw:text-style-name="P4" draw:layer="layout" svg:x1="4.176cm" svg:y1="18.78cm" svg:x2="5.446cm" svg:y2="18.78cm" draw:start-shape="id177" draw:start-glue-point="1" draw:end-shape="id178" draw:end-glue-point="3" svg:d="M4176 18780h1270" svg:viewBox="0 0 1271 1">
          <text:p/>
        </draw:connector>
        <draw:connector draw:style-name="gr3" draw:text-style-name="P4" draw:layer="layout" svg:x1="3.593cm" svg:y1="14.97cm" svg:x2="3.541cm" svg:y2="18.145cm" draw:start-shape="id179" draw:end-shape="id177" draw:end-glue-point="0" svg:d="M3593 14970v1587h-52v1588" svg:viewBox="0 0 53 3176">
          <text:p/>
        </draw:connector>
        <draw:circle draw:style-name="gr8" draw:text-style-name="P3" xml:id="id180" draw:id="id180" draw:layer="layout" svg:width="1.27cm" svg:height="1.27cm" svg:x="7.351cm" svg:y="18.145cm">
          <text:p text:style-name="P2"><text:span text:style-name="T2">+</text:span></text:p>
        </draw:circle>
        <draw:connector draw:style-name="gr3" draw:text-style-name="P4" draw:layer="layout" svg:x1="6.716cm" svg:y1="18.78cm" svg:x2="7.351cm" svg:y2="18.78cm" draw:start-shape="id178" draw:start-glue-point="1" draw:end-shape="id180" draw:end-glue-point="3" svg:d="M6716 18780h635" svg:viewBox="0 0 636 1">
          <text:p/>
        </draw:connector>
        <draw:connector draw:style-name="gr3" draw:text-style-name="P4" draw:layer="layout" svg:x1="6.716cm" svg:y1="4.175cm" svg:x2="7.986cm" svg:y2="18.145cm" draw:start-shape="id174" draw:start-glue-point="1" draw:end-shape="id180" draw:end-glue-point="0" svg:d="M6716 4175h1270v13970" svg:viewBox="0 0 1271 13971">
          <text:p/>
        </draw:connector>
        <draw:frame draw:style-name="gr13" draw:text-style-name="P1" xml:id="id179" draw:id="id179" draw:layer="layout" svg:width="2.39cm" svg:height="1.27cm" svg:x="2.398cm" svg:y="13.7cm">
          <draw:text-box>
            <text:p><text:span text:style-name="T1">d_corr_int</text:span></text:p>
          </draw:text-box>
        </draw:frame>
        <draw:connector draw:style-name="gr3" draw:text-style-name="P4" draw:layer="layout" draw:type="curve" svg:x1="8.621cm" svg:y1="5.445cm" svg:x2="3.593cm" svg:y2="13.7cm" draw:end-shape="id179" draw:end-glue-point="0" svg:d="M8621 5445c0 5817-5028 1690-5028 8255" svg:viewBox="0 0 5029 8256">
          <text:p/>
        </draw:connector>
        <draw:custom-shape draw:style-name="gr25" draw:text-style-name="P7" draw:layer="layout" svg:width="5.08cm" svg:height="3.302cm" svg:x="2.397cm" svg:y="2.397cm">
          <text:p text:style-name="P2"><text:span text:style-name="T2">DSP48E1</text:span></text:p>
          <text:p text:style-name="P2"><text:span text:style-name="T2"/></text:p>
          <text:p text:style-name="P2"><text:span text:style-name="T2">x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5.08cm" svg:height="3.302cm" svg:x="2.398cm" svg:y="17.002cm">
          <text:p text:style-name="P2"><text:span text:style-name="T2">DSP48E1</text:span></text:p>
          <text:p text:style-name="P2"><text:span text:style-name="T2"/></text:p>
          <text:p text:style-name="P2"><text:span text:style-name="T2">x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2.63cm" svg:y1="1.635cm" svg:x2="3.53cm" svg:y2="3.54cm" draw:start-shape="id137" draw:start-glue-point="1" draw:end-shape="id173" draw:end-glue-point="0" svg:d="M2630 1635h900v1905" svg:viewBox="0 0 901 1906">
          <text:p/>
        </draw:connector>
        <draw:connector draw:style-name="gr3" draw:text-style-name="P4" draw:layer="layout" draw:type="curve" svg:x1="8.62cm" svg:y1="14.342cm" svg:x2="3.58cm" svg:y2="7.35cm" draw:start-shape="id164" draw:start-glue-point="3" draw:end-shape="id175" draw:end-glue-point="2" svg:d="M8620 14342c-3360 0-5040-2330-5040-6992" svg:viewBox="0 0 5041 69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08T16:37:01.464643069</dc:date>
    <meta:generator>LibreOffice/5.0.6.2$Linux_X86_64 LibreOffice_project/00$Build-2</meta:generator>
    <meta:editing-duration>P15DT2H35M39S</meta:editing-duration>
    <meta:editing-cycles>98</meta:editing-cycles>
    <dc:creator>Dan Grodzicki</dc:creator>
    <meta:document-statistic meta:object-count="433"/>
  </office:meta>
</office:document-meta>
</file>